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10d" officeooo:paragraph-rsid="001231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his Script reqires:</text:p>
      <text:p text:style-name="P1"/>
      <text:p text:style-name="P1"/>
      <text:p text:style-name="Standard"/>
      <text:p text:style-name="Standard">-requires dnspython http://www.dnspython.org/</text:p>
      <text:p text:style-name="Standard"/>
      <text:p text:style-name="Standard">requires netaddr https://github.com/drkjam/netaddr/</text:p>
      <text:p text:style-name="Standard"/>
      <text:p text:style-name="Standard">"""</text:p>
      <text:p text:style-name="Standard">import argparse</text:p>
      <text:p text:style-name="Standard">import os</text:p>
      <text:p text:style-name="Standard">import string</text:p>
      <text:p text:style-name="Standard">import sqlite3</text:p>
      <text:p text:style-name="Standard">import datetime</text:p>
      <text:p text:style-name="Standard"/>
      <text:p text:style-name="Standard">import netaddr</text:p>
      <text:p text:style-name="Standard"/>
      <text:p text:style-name="Standard"/>
      <text:p text:style-name="Standard"># Manage the change in Python3 of the name of the Queue Library</text:p>
      <text:p text:style-name="Standard">try:</text:p>
      <text:p text:style-name="Standard"><text:s text:c="4"/>from Queue import Queue</text:p>
      <text:p text:style-name="Standard">except ImportError:</text:p>
      <text:p text:style-name="Standard"><text:s text:c="4"/>from queue import Queue</text:p>
      <text:p text:style-name="Standard"/>
      <text:p text:style-name="Standard">from random import Random</text:p>
      <text:p text:style-name="Standard">from threading import Lock, Thread</text:p>
      <text:p text:style-name="Standard">from xml.dom import minidom</text:p>
      <text:p text:style-name="Standard">from xml.etree import ElementTree</text:p>
      <text:p text:style-name="Standard">from xml.etree.ElementTree import Element</text:p>
      <text:p text:style-name="Standard"/>
      <text:p text:style-name="Standard">import dns.message</text:p>
      <text:p text:style-name="Standard">import dns.query</text:p>
      <text:p text:style-name="Standard">import dns.rdatatype</text:p>
      <text:p text:style-name="Standard">import dns.resolver</text:p>
      <text:p text:style-name="Standard">import dns.reversename</text:p>
      <text:p text:style-name="Standard">import dns.zone</text:p>
      <text:p text:style-name="Standard">import dns.message</text:p>
      <text:p text:style-name="Standard">import dns.rdata</text:p>
      <text:p text:style-name="Standard">import dns.rdatatype</text:p>
      <text:p text:style-name="Standard">import dns.flags</text:p>
      <text:p text:style-name="Standard">import json</text:p>
      <text:p text:style-name="Standard">from dns.dnssec import algorithm_to_text</text:p>
      <text:p text:style-name="Standard"/>
      <text:p text:style-name="Standard">from lib.crtenum import scrape_crtsh</text:p>
      <text:p text:style-name="Standard">from lib.gooenum import *</text:p>
      <text:p text:style-name="Standard">from lib.bingenum import *</text:p>
      <text:p text:style-name="Standard">from lib.whois import *</text:p>
      <text:p text:style-name="Standard">from lib.dnshelper import DnsHelper</text:p>
      <text:p text:style-name="Standard"><text:soft-page-break/>from lib.msf_print import *</text:p>
      <text:p text:style-name="Standard"/>
      <text:p text:style-name="Standard"># Global Variables for Brute force Threads</text:p>
      <text:p text:style-name="Standard">brtdata = []</text:p>
      <text:p text:style-name="Standard"/>
      <text:p text:style-name="Standard">CONFIG = {</text:p>
      <text:p text:style-name="Standard"><text:s text:c="4"/>"disable_check_recursion": False,</text:p>
      <text:p text:style-name="Standard"><text:s text:c="4"/>"disable_check_bindversion": False</text:p>
      <text:p text:style-name="Standard">}</text:p>
      <text:p text:style-name="Standard"/>
      <text:p text:style-name="Standard"># Function Definitions</text:p>
      <text:p text:style-name="Standard"># -------------------------------------------------------------------------------</text:p>
      <text:p text:style-name="Standard"/>
      <text:p text:style-name="Standard"># Worker &amp; Threadpool classes ripped from</text:p>
      <text:p text:style-name="Standard"># http://code.activestate.com/recipes/577187-python-thread-pool/</text:p>
      <text:p text:style-name="Standard"/>
      <text:p text:style-name="Standard">class Worker(Thread):</text:p>
      <text:p text:style-name="Standard"><text:s text:c="4"/>"""Thread executing tasks from a given tasks queue"""</text:p>
      <text:p text:style-name="Standard"/>
      <text:p text:style-name="Standard"><text:s text:c="4"/>lck = Lock()</text:p>
      <text:p text:style-name="Standard"/>
      <text:p text:style-name="Standard"><text:s text:c="4"/>def __init__(self, tasks):</text:p>
      <text:p text:style-name="Standard"><text:s text:c="8"/>Thread.__init__(self)</text:p>
      <text:p text:style-name="Standard"><text:s text:c="8"/>self.tasks = tasks</text:p>
      <text:p text:style-name="Standard"><text:s text:c="8"/>self.daemon = True</text:p>
      <text:p text:style-name="Standard"><text:s text:c="8"/>self.start()</text:p>
      <text:p text:style-name="Standard"><text:s text:c="8"/># Global variable that will hold the results</text:p>
      <text:p text:style-name="Standard"><text:s text:c="8"/>global brtdata</text:p>
      <text:p text:style-name="Standard"/>
      <text:p text:style-name="Standard"><text:s text:c="4"/>def run(self):</text:p>
      <text:p text:style-name="Standard"/>
      <text:p text:style-name="Standard"><text:s text:c="8"/>found_record = []</text:p>
      <text:p text:style-name="Standard"><text:s text:c="8"/>while True:</text:p>
      <text:p text:style-name="Standard"><text:s text:c="12"/>(func, args, kargs) = self.tasks.get()</text:p>
      <text:p text:style-name="Standard"><text:s text:c="12"/>try:</text:p>
      <text:p text:style-name="Standard"><text:s text:c="16"/>found_record = func(*args, **kargs)</text:p>
      <text:p text:style-name="Standard"><text:s text:c="16"/>if found_record:</text:p>
      <text:p text:style-name="Standard"><text:s text:c="20"/>Worker.lck.acquire()</text:p>
      <text:p text:style-name="Standard"><text:s text:c="20"/>brtdata.append(found_record)</text:p>
      <text:p text:style-name="Standard"><text:s text:c="20"/>for r in found_record:</text:p>
      <text:p text:style-name="Standard"><text:s text:c="24"/>if type(r).__name__ == "dict":</text:p>
      <text:p text:style-name="Standard"><text:s text:c="28"/>for k, v in r.iteritems():</text:p>
      <text:p text:style-name="Standard"><text:s text:c="32"/>print_status("\t{0}:{1}".format(k, v))</text:p>
      <text:p text:style-name="Standard"><text:s text:c="28"/>print_status()</text:p>
      <text:p text:style-name="Standard"><text:s text:c="24"/>else:</text:p>
      <text:p text:style-name="Standard"><text:s text:c="28"/>print_status("\t {0}".format(" ".join(r)))</text:p>
      <text:p text:style-name="Standard"><text:s text:c="20"/>Worker.lck.release()</text:p>
      <text:p text:style-name="Standard"/>
      <text:p text:style-name="Standard"><text:s text:c="12"/>except Exception as e:</text:p>
      <text:p text:style-name="Standard"><text:soft-page-break/><text:s text:c="16"/>print_debug(e)</text:p>
      <text:p text:style-name="Standard"><text:s text:c="12"/>finally:</text:p>
      <text:p text:style-name="Standard"><text:s text:c="16"/>self.tasks.task_done()</text:p>
      <text:p text:style-name="Standard"/>
      <text:p text:style-name="Standard"/>
      <text:p text:style-name="Standard">class ThreadPool:</text:p>
      <text:p text:style-name="Standard"><text:s text:c="4"/>"""Pool of threads consuming tasks from a queue"""</text:p>
      <text:p text:style-name="Standard"/>
      <text:p text:style-name="Standard"><text:s text:c="4"/>def __init__(self, num_threads):</text:p>
      <text:p text:style-name="Standard"><text:s text:c="8"/>self.tasks = Queue(num_threads)</text:p>
      <text:p text:style-name="Standard"><text:s text:c="8"/>for _ in range(num_threads):</text:p>
      <text:p text:style-name="Standard"><text:s text:c="12"/>Worker(self.tasks)</text:p>
      <text:p text:style-name="Standard"/>
      <text:p text:style-name="Standard"><text:s text:c="4"/>def add_task(self,</text:p>
      <text:p text:style-name="Standard"><text:s text:c="17"/>func,</text:p>
      <text:p text:style-name="Standard"><text:s text:c="17"/>*args,</text:p>
      <text:p text:style-name="Standard"><text:s text:c="17"/>**kargs):</text:p>
      <text:p text:style-name="Standard"><text:s text:c="8"/>"""Add a task to the queue"""</text:p>
      <text:p text:style-name="Standard"/>
      <text:p text:style-name="Standard"><text:s text:c="8"/>self.tasks.put((func, args, kargs))</text:p>
      <text:p text:style-name="Standard"/>
      <text:p text:style-name="Standard"><text:s text:c="4"/>def wait_completion(self):</text:p>
      <text:p text:style-name="Standard"><text:s text:c="8"/>"""Wait for completion of all the tasks in the queue"""</text:p>
      <text:p text:style-name="Standard"/>
      <text:p text:style-name="Standard"><text:s text:c="8"/>self.tasks.join()</text:p>
      <text:p text:style-name="Standard"/>
      <text:p text:style-name="Standard"><text:s text:c="4"/>def count(self):</text:p>
      <text:p text:style-name="Standard"><text:s text:c="8"/>"""Return number of tasks in the queue"""</text:p>
      <text:p text:style-name="Standard"/>
      <text:p text:style-name="Standard"><text:s text:c="8"/>return self.tasks.qsize()</text:p>
      <text:p text:style-name="Standard"/>
      <text:p text:style-name="Standard"/>
      <text:p text:style-name="Standard">def exit_brute(pool):</text:p>
      <text:p text:style-name="Standard"><text:s text:c="4"/>print_error("You have pressed Ctrl-C. Saving found records.")</text:p>
      <text:p text:style-name="Standard"><text:s text:c="4"/>print_status("Waiting for {0} remaining threads to finish.".format(pool.count()))</text:p>
      <text:p text:style-name="Standard"><text:s text:c="4"/>pool.wait_completion()</text:p>
      <text:p text:style-name="Standard"/>
      <text:p text:style-name="Standard"/>
      <text:p text:style-name="Standard">def process_range(arg):</text:p>
      <text:p text:style-name="Standard"><text:s text:c="4"/>"""</text:p>
      <text:p text:style-name="Standard"><text:s text:c="4"/>Function will take a string representation of a range for IPv4 or IPv6 in</text:p>
      <text:p text:style-name="Standard"><text:s text:c="4"/>CIDR or Range format and return a list of IPs.</text:p>
      <text:p text:style-name="Standard"><text:s text:c="4"/>"""</text:p>
      <text:p text:style-name="Standard"><text:s text:c="4"/>try:</text:p>
      <text:p text:style-name="Standard"><text:s text:c="8"/>ip_list = None</text:p>
      <text:p text:style-name="Standard"><text:s text:c="8"/>range_vals = []</text:p>
      <text:p text:style-name="Standard"><text:s text:c="8"/>if re.match(r"\S*\/\S*", arg):</text:p>
      <text:p text:style-name="Standard"><text:s text:c="12"/>ip_list = IPNetwork(arg)</text:p>
      <text:p text:style-name="Standard"/>
      <text:p text:style-name="Standard"><text:soft-page-break/><text:s text:c="8"/>elif (re.match(r"\S*\-\S*", arg)):</text:p>
      <text:p text:style-name="Standard"><text:s text:c="12"/>range_vals.extend(arg.split("-"))</text:p>
      <text:p text:style-name="Standard"><text:s text:c="12"/>if len(range_vals) == 2:</text:p>
      <text:p text:style-name="Standard"><text:s text:c="16"/>ip_list = IPRange(range_vals[0], range_vals[1])</text:p>
      <text:p text:style-name="Standard"><text:s text:c="8"/>else:</text:p>
      <text:p text:style-name="Standard"><text:s text:c="12"/>print_error("Range provided is not valid")</text:p>
      <text:p text:style-name="Standard"><text:s text:c="12"/>return []</text:p>
      <text:p text:style-name="Standard"><text:s text:c="4"/>except:</text:p>
      <text:p text:style-name="Standard"><text:s text:c="8"/>print_error("Range provided is not valid")</text:p>
      <text:p text:style-name="Standard"><text:s text:c="8"/>return []</text:p>
      <text:p text:style-name="Standard"><text:s text:c="4"/>return ip_list</text:p>
      <text:p text:style-name="Standard"/>
      <text:p text:style-name="Standard"/>
      <text:p text:style-name="Standard">def process_spf_data(res, data):</text:p>
      <text:p text:style-name="Standard"><text:s text:c="4"/>"""</text:p>
      <text:p text:style-name="Standard"><text:s text:c="4"/>This function will take the text info of a TXT or SPF record, extract the</text:p>
      <text:p text:style-name="Standard"><text:s text:c="4"/>IPv4, IPv6 addresses and ranges, request process include records and return</text:p>
      <text:p text:style-name="Standard"><text:s text:c="4"/>a list of IP Addresses for the records specified in the SPF Record.</text:p>
      <text:p text:style-name="Standard"><text:s text:c="4"/>"""</text:p>
      <text:p text:style-name="Standard"><text:s text:c="4"/># Declare lists that will be used in the function.</text:p>
      <text:p text:style-name="Standard"><text:s text:c="4"/>ipv4 = []</text:p>
      <text:p text:style-name="Standard"><text:s text:c="4"/>ipv6 = []</text:p>
      <text:p text:style-name="Standard"><text:s text:c="4"/>includes = []</text:p>
      <text:p text:style-name="Standard"><text:s text:c="4"/>ip_list = []</text:p>
      <text:p text:style-name="Standard"/>
      <text:p text:style-name="Standard"><text:s text:c="4"/># check first if it is a sfp record</text:p>
      <text:p text:style-name="Standard"><text:s text:c="4"/>if not re.search(r"v\=spf", data):</text:p>
      <text:p text:style-name="Standard"><text:s text:c="8"/>return</text:p>
      <text:p text:style-name="Standard"/>
      <text:p text:style-name="Standard"><text:s text:c="4"/># Parse the record for IPv4 Ranges, individual IPs and include TXT Records.</text:p>
      <text:p text:style-name="Standard"><text:s text:c="4"/>ipv4.extend(re.findall("ip4:(\S*)", "".join(data)))</text:p>
      <text:p text:style-name="Standard"><text:s text:c="4"/>ipv6.extend(re.findall("ip6:(\S*)", "".join(data)))</text:p>
      <text:p text:style-name="Standard"/>
      <text:p text:style-name="Standard"><text:s text:c="4"/># Create a list of IPNetwork objects.</text:p>
      <text:p text:style-name="Standard"><text:s text:c="4"/>for ip in ipv4:</text:p>
      <text:p text:style-name="Standard"><text:s text:c="8"/>for i in IPNetwork(ip):</text:p>
      <text:p text:style-name="Standard"><text:s text:c="12"/>ip_list.append(i)</text:p>
      <text:p text:style-name="Standard"/>
      <text:p text:style-name="Standard"><text:s text:c="4"/>for ip in ipv6:</text:p>
      <text:p text:style-name="Standard"><text:s text:c="8"/>for i in IPNetwork(ip):</text:p>
      <text:p text:style-name="Standard"><text:s text:c="12"/>ip_list.append(i)</text:p>
      <text:p text:style-name="Standard"/>
      <text:p text:style-name="Standard"><text:s text:c="4"/># Extract and process include values.</text:p>
      <text:p text:style-name="Standard"><text:s text:c="4"/>includes.extend(re.findall("include:(\S*)", "".join(data)))</text:p>
      <text:p text:style-name="Standard"><text:s text:c="4"/>for inc_ranges in includes:</text:p>
      <text:p text:style-name="Standard"><text:s text:c="8"/>for spr_rec in res.get_txt(inc_ranges):</text:p>
      <text:p text:style-name="Standard"><text:s text:c="12"/>spf_data = process_spf_data(res, spr_rec[2])</text:p>
      <text:p text:style-name="Standard"><text:s text:c="12"/>if spf_data is not None:</text:p>
      <text:p text:style-name="Standard"><text:s text:c="16"/>ip_list.extend(spf_data)</text:p>
      <text:p text:style-name="Standard"><text:soft-page-break/></text:p>
      <text:p text:style-name="Standard"><text:s text:c="4"/># Return a list of IP Addresses</text:p>
      <text:p text:style-name="Standard"><text:s text:c="4"/>return [str(ip) for ip in ip_list]</text:p>
      <text:p text:style-name="Standard"/>
      <text:p text:style-name="Standard"/>
      <text:p text:style-name="Standard">def expand_cidr(cidr_to_expand):</text:p>
      <text:p text:style-name="Standard"><text:s text:c="4"/>"""</text:p>
      <text:p text:style-name="Standard"><text:s text:c="4"/>Function to expand a given CIDR and return an Array of IP Addresses that</text:p>
      <text:p text:style-name="Standard"><text:s text:c="4"/>form the range covered by the CIDR.</text:p>
      <text:p text:style-name="Standard"><text:s text:c="4"/>"""</text:p>
      <text:p text:style-name="Standard"><text:s text:c="4"/>ip_list = []</text:p>
      <text:p text:style-name="Standard"><text:s text:c="4"/>c1 = IPNetwork(cidr_to_expand)</text:p>
      <text:p text:style-name="Standard"><text:s text:c="4"/>return c1</text:p>
      <text:p text:style-name="Standard"/>
      <text:p text:style-name="Standard"/>
      <text:p text:style-name="Standard">def expand_range(startip, endip):</text:p>
      <text:p text:style-name="Standard"><text:s text:c="4"/>"""</text:p>
      <text:p text:style-name="Standard"><text:s text:c="4"/>Function to expand a given range and return an Array of IP Addresses that</text:p>
      <text:p text:style-name="Standard"><text:s text:c="4"/>form the range.</text:p>
      <text:p text:style-name="Standard"><text:s text:c="4"/>"""</text:p>
      <text:p text:style-name="Standard"><text:s text:c="4"/>return IPRange(startip, endip)</text:p>
      <text:p text:style-name="Standard"/>
      <text:p text:style-name="Standard"/>
      <text:p text:style-name="Standard">def range2cidr(ip1, ip2):</text:p>
      <text:p text:style-name="Standard"><text:s text:c="4"/>"""</text:p>
      <text:p text:style-name="Standard"><text:s text:c="4"/>Function to return the maximum CIDR given a range of IP's</text:p>
      <text:p text:style-name="Standard"><text:s text:c="4"/>"""</text:p>
      <text:p text:style-name="Standard"><text:s text:c="4"/>r1 = IPRange(ip1, ip2)</text:p>
      <text:p text:style-name="Standard"><text:s text:c="4"/>return str(r1.cidrs()[-1])</text:p>
      <text:p text:style-name="Standard"/>
      <text:p text:style-name="Standard"/>
      <text:p text:style-name="Standard">def write_to_file(data, target_file):</text:p>
      <text:p text:style-name="Standard"><text:s text:c="4"/>"""</text:p>
      <text:p text:style-name="Standard"><text:s text:c="4"/>Function for writing returned data to a file</text:p>
      <text:p text:style-name="Standard"><text:s text:c="4"/>"""</text:p>
      <text:p text:style-name="Standard"><text:s text:c="4"/>f = open(target_file, "w")</text:p>
      <text:p text:style-name="Standard"><text:s text:c="4"/>f.write(data)</text:p>
      <text:p text:style-name="Standard"><text:s text:c="4"/>f.close()</text:p>
      <text:p text:style-name="Standard"/>
      <text:p text:style-name="Standard"/>
      <text:p text:style-name="Standard">def check_wildcard(res, domain_trg):</text:p>
      <text:p text:style-name="Standard"><text:s text:c="4"/>"""</text:p>
      <text:p text:style-name="Standard"><text:s text:c="4"/>Function for checking if Wildcard resolution is configured for a Domain</text:p>
      <text:p text:style-name="Standard"><text:s text:c="4"/>"""</text:p>
      <text:p text:style-name="Standard"><text:s text:c="4"/>wildcard = None</text:p>
      <text:p text:style-name="Standard"><text:s text:c="4"/>test_name = ''.join(Random().sample(string.hexdigits + string.digits,</text:p>
      <text:p text:style-name="Standard"><text:s text:c="40"/>12)) + "." + domain_trg</text:p>
      <text:p text:style-name="Standard"><text:s text:c="4"/>ips = res.get_a(test_name)</text:p>
      <text:p text:style-name="Standard"/>
      <text:p text:style-name="Standard"><text:soft-page-break/><text:s text:c="4"/>if len(ips) &gt; 0:</text:p>
      <text:p text:style-name="Standard"><text:s text:c="8"/>print_debug("Wildcard resolution is enabled on this domain")</text:p>
      <text:p text:style-name="Standard"><text:s text:c="8"/>print_debug("It is resolving to {0}".format("".join(ips[0][2])))</text:p>
      <text:p text:style-name="Standard"><text:s text:c="8"/>print_debug("All queries will resolve to this address!!")</text:p>
      <text:p text:style-name="Standard"><text:s text:c="8"/>wildcard = "".join(ips[0][2])</text:p>
      <text:p text:style-name="Standard"/>
      <text:p text:style-name="Standard"><text:s text:c="4"/>return wildcard</text:p>
      <text:p text:style-name="Standard"/>
      <text:p text:style-name="Standard"/>
      <text:p text:style-name="Standard">def brute_tlds(res, domain, verbose=False):</text:p>
      <text:p text:style-name="Standard"><text:s text:c="4"/>"""</text:p>
      <text:p text:style-name="Standard"><text:s text:c="4"/>This function performs a check of a given domain for known TLD values.</text:p>
      <text:p text:style-name="Standard"><text:s text:c="4"/>prints and returns a dictionary of the results.</text:p>
      <text:p text:style-name="Standard"><text:s text:c="4"/>"""</text:p>
      <text:p text:style-name="Standard"><text:s text:c="4"/>global brtdata</text:p>
      <text:p text:style-name="Standard"><text:s text:c="4"/>brtdata = []</text:p>
      <text:p text:style-name="Standard"/>
      <text:p text:style-name="Standard"><text:s text:c="4"/># https://en.wikipedia.org/wiki/Country_code_top-level_domain#Types</text:p>
      <text:p text:style-name="Standard"><text:s text:c="4"/># https://www.iana.org/domains</text:p>
      <text:p text:style-name="Standard"><text:s text:c="4"/># Taken from http://data.iana.org/TLD/tlds-alpha-by-domain.txt</text:p>
      <text:p text:style-name="Standard"><text:s text:c="4"/>itld = ['arpa']</text:p>
      <text:p text:style-name="Standard"/>
      <text:p text:style-name="Standard"><text:s text:c="4"/># Generic TLD</text:p>
      <text:p text:style-name="Standard"><text:s text:c="4"/>gtld = ['co', 'com', <text:s/>'info', 'net', 'org']</text:p>
      <text:p text:style-name="Standard"/>
      <text:p text:style-name="Standard"><text:s text:c="4"/># Generic restricted TLD</text:p>
      <text:p text:style-name="Standard"><text:s text:c="4"/>grtld = ['biz', 'name', 'pro']</text:p>
      <text:p text:style-name="Standard"/>
      <text:p text:style-name="Standard"><text:s text:c="4"/># Sponsored TLD</text:p>
      <text:p text:style-name="Standard"><text:s text:c="4"/>stld = ['aereo', 'asia', 'cat', 'coop', 'edu', 'gov', 'int', 'jobs', 'mil', 'mobi', 'museum', 'post', 'tel', 'travel', 'xxx']</text:p>
      <text:p text:style-name="Standard"/>
      <text:p text:style-name="Standard"><text:s text:c="4"/># Country Code TLD</text:p>
      <text:p text:style-name="Standard"><text:s text:c="4"/>cctld = ['ac', 'ad', 'ae', 'af', 'ag', 'ai', 'al', 'am', 'an', 'ao', 'aq', 'ar', 'as', 'at', 'au', 'aw', 'ax', 'az', 'ba', 'bb', 'bd', 'be', 'bf', 'bg', 'bh', 'bi', 'bj', 'bl', 'bm', 'bn', 'bo', 'bq', 'br', 'bs', 'bt', 'bv', 'bw', 'by', 'bz', 'ca', 'cc', 'cd', 'cf', 'cg', 'ch', 'ci', 'ck', 'cl', 'cm', 'cn', 'co', 'cr', 'cu', 'cv', 'cw', 'cx', 'cy', 'cz', 'de', 'dj', 'dk', 'dm', 'do', 'dz', 'ec', 'ee', 'eg', 'eh', 'er', 'es', 'et', 'eu', 'fi', 'fj', 'fk', 'fm', 'fo', 'fr', 'ga', 'gb', 'gd', 'ge', 'gf', 'gg', 'gh', 'gi', 'gl', 'gm', 'gn', 'gp', 'gq', 'gr', 'gs', 'gt', 'gu', 'gw', 'gy', 'hk', 'hm', 'hn', 'hr', 'ht', 'hu', 'id', 'ie', 'il', 'im', 'in', 'io', 'iq', 'ir', 'is', 'it', 'je', 'jm', 'jo', 'jp', 'ke', 'kg', 'kh', 'ki', 'km', 'kn', 'kp', 'kr', 'kw', 'ky', 'kz', 'la', 'lb', 'lc', 'li', 'lk', 'lr', 'ls', 'lt', 'lu', 'lv', 'ly', 'ma', 'mc', 'md', 'me', 'mf', 'mg', 'mh', 'mk', 'ml', 'mm', 'mn', 'mo', 'mp', 'mq', 'mr', 'ms', 'mt', 'mu', 'mv', 'mw', 'mx', 'my', 'mz', 'na', 'nc', 'ne', 'nf', 'ng', 'ni', 'nl', 'no', 'np', 'nr', 'nu', 'nz', 'om', 'pa', 'pe', 'pf', 'pg', 'ph', 'pk', 'pl', 'pm', 'pn', 'pr', 'ps', 'pt', 'pw', 'py', 'qa', 're', 'ro', 'rs', 'ru', 'rw', 'sa', 'sb', 'sc', 'sd', 'se', 'sg', 'sh', 'si', 'sj', 'sk', 'sl', 'sm', 'sn', 'so', 'sr', 'ss', 'st', 'su', 'sv', 'sx', 'sy', 'sz', 'tc', 'td', 'tf', 'tg', 'th', 'tj', 'tk', 'tl', 'tm', 'tn', 'to', 'tp', 'tr', 'tt', 'tv', 'tw', 'tz', 'ua', 'ug', 'uk', 'um', 'us', 'uy', 'uz', 'va', 'vc', 've', 'vg', 'vi', 'vn', 'vu', 'wf', 'ws', 'yt', 'za', 'zm', 'zw']</text:p>
      <text:p text:style-name="Standard"/>
      <text:p text:style-name="Standard"><text:s text:c="4"/>found_tlds = []</text:p>
      <text:p text:style-name="Standard"><text:s text:c="4"/>domain_main = domain.split(".")[0]</text:p>
      <text:p text:style-name="Standard"/>
      <text:p text:style-name="Standard"><text:soft-page-break/><text:s text:c="4"/># Let the user know how long it could take</text:p>
      <text:p text:style-name="Standard"><text:s text:c="4"/>print_status("The operation could take up to: {0}".format(time.strftime('%H:%M:%S', time.gmtime(( len (itld) + len(gtld) + len(grtld) + len(stld) + len(cctld) ) / 3))))</text:p>
      <text:p text:style-name="Standard"><text:s text:c="4"/>try:</text:p>
      <text:p text:style-name="Standard"><text:s text:c="8"/>for t in list(set( itld + gtld + grtld + stld )):</text:p>
      <text:p text:style-name="Standard"><text:s text:c="12"/>if verbose:</text:p>
      <text:p text:style-name="Standard"><text:s text:c="16"/>print_status("Trying {0}".format(domain_main + "." + t))</text:p>
      <text:p text:style-name="Standard"><text:s text:c="12"/>pool.add_task(res.get_ip, domain_main + "." + t)</text:p>
      <text:p text:style-name="Standard"/>
      <text:p text:style-name="Standard"><text:s text:c="8"/>for cc in cctld:</text:p>
      <text:p text:style-name="Standard"><text:s text:c="12"/>if verbose:</text:p>
      <text:p text:style-name="Standard"><text:s text:c="16"/>print_status("Trying {0}".format(domain_main + "." + cc + "." + t))</text:p>
      <text:p text:style-name="Standard"><text:s text:c="12"/>pool.add_task(res.get_ip, domain_main + "." + cc + "." + t)</text:p>
      <text:p text:style-name="Standard"/>
      <text:p text:style-name="Standard"><text:s text:c="8"/>for cc in cctld:</text:p>
      <text:p text:style-name="Standard"><text:s text:c="12"/>if verbose:</text:p>
      <text:p text:style-name="Standard"><text:s text:c="16"/>print_status("Trying {0}".format(domain_main + "." + cc))</text:p>
      <text:p text:style-name="Standard"><text:s text:c="12"/>pool.add_task(res.get_ip, domain_main + "." + cc)</text:p>
      <text:p text:style-name="Standard"/>
      <text:p text:style-name="Standard"><text:s text:c="8"/># Wait for threads to finish.</text:p>
      <text:p text:style-name="Standard"><text:s text:c="8"/>pool.wait_completion()</text:p>
      <text:p text:style-name="Standard"/>
      <text:p text:style-name="Standard"><text:s text:c="4"/>except (KeyboardInterrupt):</text:p>
      <text:p text:style-name="Standard"><text:s text:c="8"/>exit_brute(pool)</text:p>
      <text:p text:style-name="Standard"/>
      <text:p text:style-name="Standard"><text:s text:c="4"/># Process the output of the threads.</text:p>
      <text:p text:style-name="Standard"><text:s text:c="4"/>for rcd_found in brtdata:</text:p>
      <text:p text:style-name="Standard"><text:s text:c="8"/>for rcd in rcd_found:</text:p>
      <text:p text:style-name="Standard"><text:s text:c="12"/>if re.search(r"^A", rcd[0]):</text:p>
      <text:p text:style-name="Standard"><text:s text:c="16"/>found_tlds.extend([{"type": rcd[0], "name": rcd[1], "address": rcd[2]}])</text:p>
      <text:p text:style-name="Standard"/>
      <text:p text:style-name="Standard"><text:s text:c="4"/>print_good("{0} Records Found".format(len(found_tlds)))</text:p>
      <text:p text:style-name="Standard"/>
      <text:p text:style-name="Standard"><text:s text:c="4"/>return found_tlds</text:p>
      <text:p text:style-name="Standard"/>
      <text:p text:style-name="Standard"/>
      <text:p text:style-name="Standard">def brute_srv(res, domain, verbose=False):</text:p>
      <text:p text:style-name="Standard"><text:s text:c="4"/>"""</text:p>
      <text:p text:style-name="Standard"><text:s text:c="4"/>Brute-force most common SRV records for a given Domain. Returns an Array with</text:p>
      <text:p text:style-name="Standard"><text:s text:c="4"/>records found.</text:p>
      <text:p text:style-name="Standard"><text:s text:c="4"/>"""</text:p>
      <text:p text:style-name="Standard"><text:s text:c="4"/>global brtdata</text:p>
      <text:p text:style-name="Standard"><text:s text:c="4"/>brtdata = []</text:p>
      <text:p text:style-name="Standard"><text:s text:c="4"/>returned_records = []</text:p>
      <text:p text:style-name="Standard"><text:s text:c="4"/>srvrcd = [</text:p>
      <text:p text:style-name="Standard"><text:s text:c="8"/>'_gc._tcp.', '_kerberos._tcp.', '_kerberos._udp.', '_ldap._tcp.',</text:p>
      <text:p text:style-name="Standard"><text:s text:c="8"/>'_test._tcp.', '_sips._tcp.', '_sip._udp.', '_sip._tcp.', '_aix._tcp.',</text:p>
      <text:p text:style-name="Standard"><text:s text:c="8"/>'_aix._tcp.', '_finger._tcp.', '_ftp._tcp.', '_http._tcp.', '_nntp._tcp.',</text:p>
      <text:p text:style-name="Standard"><text:s text:c="8"/>'_telnet._tcp.', '_whois._tcp.', '_h323cs._tcp.', '_h323cs._udp.',</text:p>
      <text:p text:style-name="Standard"><text:soft-page-break/><text:s text:c="8"/>'_h323be._tcp.', '_h323be._udp.', '_h323ls._tcp.', '_https._tcp.',</text:p>
      <text:p text:style-name="Standard"><text:s text:c="8"/>'_h323ls._udp.', '_sipinternal._tcp.', '_sipinternaltls._tcp.',</text:p>
      <text:p text:style-name="Standard"><text:s text:c="8"/>'_sip._tls.', '_sipfederationtls._tcp.', '_jabber._tcp.',</text:p>
      <text:p text:style-name="Standard"><text:s text:c="8"/>'_xmpp-server._tcp.', '_xmpp-client._tcp.', '_imap.tcp.',</text:p>
      <text:p text:style-name="Standard"><text:s text:c="8"/>'_certificates._tcp.', '_crls._tcp.', '_pgpkeys._tcp.',</text:p>
      <text:p text:style-name="Standard"><text:s text:c="8"/>'_pgprevokations._tcp.', '_cmp._tcp.', '_svcp._tcp.', '_crl._tcp.',</text:p>
      <text:p text:style-name="Standard"><text:s text:c="8"/>'_ocsp._tcp.', '_PKIXREP._tcp.', '_smtp._tcp.', '_hkp._tcp.',</text:p>
      <text:p text:style-name="Standard"><text:s text:c="8"/>'_hkps._tcp.', '_jabber._udp.', '_xmpp-server._udp.', '_xmpp-client._udp.',</text:p>
      <text:p text:style-name="Standard"><text:s text:c="8"/>'_jabber-client._tcp.', '_jabber-client._udp.', '_kerberos.tcp.dc._msdcs.',</text:p>
      <text:p text:style-name="Standard"><text:s text:c="8"/>'_ldap._tcp.ForestDNSZones.', '_ldap._tcp.dc._msdcs.', '_ldap._tcp.pdc._msdcs.',</text:p>
      <text:p text:style-name="Standard"><text:s text:c="8"/>'_ldap._tcp.gc._msdcs.', '_kerberos._tcp.dc._msdcs.', '_kpasswd._tcp.', '_kpasswd._udp.',</text:p>
      <text:p text:style-name="Standard"><text:s text:c="8"/>'_imap._tcp.', '_imaps._tcp.', '_submission._tcp.', '_pop3._tcp.', '_pop3s._tcp.',</text:p>
      <text:p text:style-name="Standard"><text:s text:c="8"/>'_caldav._tcp.', '_caldavs._tcp.', '_carddav._tcp.', '_carddavs._tcp.',</text:p>
      <text:p text:style-name="Standard"><text:s text:c="8"/>'_x-puppet._tcp.', '_x-puppet-ca._tcp.', '_autodiscover._tcp.']</text:p>
      <text:p text:style-name="Standard"/>
      <text:p text:style-name="Standard"><text:s text:c="4"/>try:</text:p>
      <text:p text:style-name="Standard"><text:s text:c="8"/>for srvtype in srvrcd:</text:p>
      <text:p text:style-name="Standard"><text:s text:c="12"/>if verbose:</text:p>
      <text:p text:style-name="Standard"><text:s text:c="16"/>print_status("Trying {0}".format(srvtype + domain))</text:p>
      <text:p text:style-name="Standard"><text:s text:c="12"/>pool.add_task(res.get_srv, srvtype + domain)</text:p>
      <text:p text:style-name="Standard"/>
      <text:p text:style-name="Standard"><text:s text:c="8"/># Wait for threads to finish.</text:p>
      <text:p text:style-name="Standard"><text:s text:c="8"/>pool.wait_completion()</text:p>
      <text:p text:style-name="Standard"/>
      <text:p text:style-name="Standard"><text:s text:c="4"/>except (KeyboardInterrupt):</text:p>
      <text:p text:style-name="Standard"><text:s text:c="8"/>exit_brute(pool)</text:p>
      <text:p text:style-name="Standard"/>
      <text:p text:style-name="Standard"><text:s text:c="4"/># Make sure we clear the variable</text:p>
      <text:p text:style-name="Standard"><text:s text:c="4"/>if len(brtdata) &gt; 0:</text:p>
      <text:p text:style-name="Standard"><text:s text:c="8"/>for rcd_found in brtdata:</text:p>
      <text:p text:style-name="Standard"><text:s text:c="12"/>for rcd in rcd_found:</text:p>
      <text:p text:style-name="Standard"><text:s text:c="16"/>returned_records.extend([{"type": rcd[0],</text:p>
      <text:p text:style-name="Standard"><text:s text:c="42"/>"name": rcd[1],</text:p>
      <text:p text:style-name="Standard"><text:s text:c="42"/>"target": rcd[2],</text:p>
      <text:p text:style-name="Standard"><text:s text:c="42"/>"address": rcd[3],</text:p>
      <text:p text:style-name="Standard"><text:s text:c="42"/>"port": rcd[4]}])</text:p>
      <text:p text:style-name="Standard"/>
      <text:p text:style-name="Standard"><text:s text:c="4"/>else:</text:p>
      <text:p text:style-name="Standard"><text:s text:c="8"/>print_error("No SRV Records Found for {0}".format(domain))</text:p>
      <text:p text:style-name="Standard"/>
      <text:p text:style-name="Standard"><text:s text:c="4"/>print_good("{0} Records Found".format(len(returned_records)))</text:p>
      <text:p text:style-name="Standard"/>
      <text:p text:style-name="Standard"><text:s text:c="4"/>return returned_records</text:p>
      <text:p text:style-name="Standard"/>
      <text:p text:style-name="Standard"/>
      <text:p text:style-name="Standard">def brute_reverse(res, ip_list, verbose=False):</text:p>
      <text:p text:style-name="Standard"><text:s text:c="4"/>"""</text:p>
      <text:p text:style-name="Standard"><text:s text:c="4"/>Reverse look-up brute force for given CIDR example 192.168.1.1/24. Returns an</text:p>
      <text:p text:style-name="Standard"><text:s text:c="4"/>Array of found records.</text:p>
      <text:p text:style-name="Standard"><text:soft-page-break/><text:s text:c="4"/>"""</text:p>
      <text:p text:style-name="Standard"><text:s text:c="4"/>global brtdata</text:p>
      <text:p text:style-name="Standard"><text:s text:c="4"/>brtdata = []</text:p>
      <text:p text:style-name="Standard"/>
      <text:p text:style-name="Standard"><text:s text:c="4"/>returned_records = []</text:p>
      <text:p text:style-name="Standard"><text:s text:c="4"/>print_status("Performing Reverse Lookup from {0} to {1}".format(ip_list[0], ip_list[-1]))</text:p>
      <text:p text:style-name="Standard"/>
      <text:p text:style-name="Standard"><text:s text:c="4"/># Resolve each IP in a separate thread.</text:p>
      <text:p text:style-name="Standard"><text:s text:c="4"/>try:</text:p>
      <text:p text:style-name="Standard"><text:s text:c="8"/>ip_range = xrange(len(ip_list) - 1)</text:p>
      <text:p text:style-name="Standard"><text:s text:c="4"/>except NameError:</text:p>
      <text:p text:style-name="Standard"><text:s text:c="8"/>ip_range = range(len(ip_list) - 1)</text:p>
      <text:p text:style-name="Standard"/>
      <text:p text:style-name="Standard"><text:s text:c="4"/>try:</text:p>
      <text:p text:style-name="Standard"><text:s text:c="8"/>for x in ip_range:</text:p>
      <text:p text:style-name="Standard"><text:s text:c="12"/>ipaddress = str(ip_list[x])</text:p>
      <text:p text:style-name="Standard"><text:s text:c="12"/>if verbose:</text:p>
      <text:p text:style-name="Standard"><text:s text:c="16"/>print_status("Trying {0}".format(ipaddress))</text:p>
      <text:p text:style-name="Standard"><text:s text:c="12"/>pool.add_task(res.get_ptr, ipaddress)</text:p>
      <text:p text:style-name="Standard"/>
      <text:p text:style-name="Standard"><text:s text:c="8"/># Wait for threads to finish.</text:p>
      <text:p text:style-name="Standard"><text:s text:c="8"/>pool.wait_completion()</text:p>
      <text:p text:style-name="Standard"/>
      <text:p text:style-name="Standard"><text:s text:c="4"/>except (KeyboardInterrupt):</text:p>
      <text:p text:style-name="Standard"><text:s text:c="8"/>exit_brute(pool)</text:p>
      <text:p text:style-name="Standard"/>
      <text:p text:style-name="Standard"><text:s text:c="4"/>for rcd_found in brtdata:</text:p>
      <text:p text:style-name="Standard"><text:s text:c="8"/>for rcd in rcd_found:</text:p>
      <text:p text:style-name="Standard"><text:s text:c="12"/>returned_records.extend([{'type': rcd[0],</text:p>
      <text:p text:style-name="Standard"><text:s text:c="38"/>"name": rcd[1],</text:p>
      <text:p text:style-name="Standard"><text:s text:c="38"/>'address': rcd[2]}])</text:p>
      <text:p text:style-name="Standard"/>
      <text:p text:style-name="Standard"><text:s text:c="4"/>print_good("{0} Records Found".format(len(returned_records)))</text:p>
      <text:p text:style-name="Standard"/>
      <text:p text:style-name="Standard"><text:s text:c="4"/>return returned_records</text:p>
      <text:p text:style-name="Standard"/>
      <text:p text:style-name="Standard"/>
      <text:p text:style-name="Standard">def brute_domain(res, dict, dom, filter=None, verbose=False, ignore_wildcard=False):</text:p>
      <text:p text:style-name="Standard"><text:s text:c="4"/>"""</text:p>
      <text:p text:style-name="Standard"><text:s text:c="4"/>Main Function for domain brute forcing</text:p>
      <text:p text:style-name="Standard"><text:s text:c="4"/>"""</text:p>
      <text:p text:style-name="Standard"><text:s text:c="4"/>global brtdata</text:p>
      <text:p text:style-name="Standard"><text:s text:c="4"/>brtdata = []</text:p>
      <text:p text:style-name="Standard"><text:s text:c="4"/>wildcard_ip = None</text:p>
      <text:p text:style-name="Standard"><text:s text:c="4"/>found_hosts = []</text:p>
      <text:p text:style-name="Standard"><text:s text:c="4"/>continue_brt = "y"</text:p>
      <text:p text:style-name="Standard"/>
      <text:p text:style-name="Standard"><text:s text:c="4"/># Check if wildcard resolution is enabled</text:p>
      <text:p text:style-name="Standard"><text:s text:c="4"/>wildcard_ip = check_wildcard(res, dom)</text:p>
      <text:p text:style-name="Standard"><text:soft-page-break/><text:s text:c="4"/>if wildcard_ip and not ignore_wildcard:</text:p>
      <text:p text:style-name="Standard"><text:s text:c="8"/>print_status("Do you wish to continue? y/n")</text:p>
      <text:p text:style-name="Standard"><text:s text:c="8"/>continue_brt = str(sys.stdin.readline()[:-1])</text:p>
      <text:p text:style-name="Standard"><text:s text:c="4"/>if re.search(r"y", continue_brt, re.I):</text:p>
      <text:p text:style-name="Standard"><text:s text:c="8"/># Check if Dictionary file exists</text:p>
      <text:p text:style-name="Standard"/>
      <text:p text:style-name="Standard"><text:s text:c="8"/>if os.path.isfile(dict):</text:p>
      <text:p text:style-name="Standard"><text:s text:c="12"/>with open(dict) as f:</text:p>
      <text:p text:style-name="Standard"/>
      <text:p text:style-name="Standard"><text:s text:c="16"/># Thread brute-force.</text:p>
      <text:p text:style-name="Standard"><text:s text:c="16"/>try:</text:p>
      <text:p text:style-name="Standard"><text:s text:c="20"/>for line in f:</text:p>
      <text:p text:style-name="Standard"><text:s text:c="24"/>if verbose:</text:p>
      <text:p text:style-name="Standard"><text:s text:c="28"/>print_status("Trying {0}".format(line.strip() + '.' + dom.strip()))</text:p>
      <text:p text:style-name="Standard"><text:s text:c="24"/>target = line.strip() + "." + dom.strip()</text:p>
      <text:p text:style-name="Standard"><text:s text:c="24"/>pool.add_task(res.get_ip, target)</text:p>
      <text:p text:style-name="Standard"/>
      <text:p text:style-name="Standard"><text:s text:c="20"/># Wait for threads to finish</text:p>
      <text:p text:style-name="Standard"><text:s text:c="20"/>pool.wait_completion()</text:p>
      <text:p text:style-name="Standard"/>
      <text:p text:style-name="Standard"><text:s text:c="16"/>except (KeyboardInterrupt):</text:p>
      <text:p text:style-name="Standard"><text:s text:c="20"/>exit_brute(pool)</text:p>
      <text:p text:style-name="Standard"/>
      <text:p text:style-name="Standard"><text:s text:c="8"/># Process the output of the threads.</text:p>
      <text:p text:style-name="Standard"><text:s text:c="8"/>for rcd_found in brtdata:</text:p>
      <text:p text:style-name="Standard"><text:s text:c="12"/>for rcd in rcd_found:</text:p>
      <text:p text:style-name="Standard"><text:s text:c="16"/>if re.search(r"^A", rcd[0]):</text:p>
      <text:p text:style-name="Standard"><text:s text:c="20"/># Filter Records if filtering was enabled</text:p>
      <text:p text:style-name="Standard"><text:s text:c="20"/>if filter:</text:p>
      <text:p text:style-name="Standard"><text:s text:c="24"/>if not wildcard_ip == rcd[2]:</text:p>
      <text:p text:style-name="Standard"><text:s text:c="28"/>found_hosts.extend([{"type": rcd[0], "name": rcd[1], "address": rcd[2]}])</text:p>
      <text:p text:style-name="Standard"><text:s text:c="20"/>else:</text:p>
      <text:p text:style-name="Standard"><text:s text:c="24"/>found_hosts.extend([{"type": rcd[0], "name": rcd[1], "address": rcd[2]}])</text:p>
      <text:p text:style-name="Standard"><text:s text:c="16"/>elif re.search(r"^CNAME", rcd[0]):</text:p>
      <text:p text:style-name="Standard"><text:s text:c="20"/>found_hosts.extend([{"type": rcd[0], "name": rcd[1], "target": rcd[2]}])</text:p>
      <text:p text:style-name="Standard"/>
      <text:p text:style-name="Standard"><text:s text:c="8"/># Clear Global variable</text:p>
      <text:p text:style-name="Standard"><text:s text:c="8"/>brtdata = []</text:p>
      <text:p text:style-name="Standard"/>
      <text:p text:style-name="Standard"><text:s text:c="4"/>print_good("{0} Records Found".format(len(found_hosts)))</text:p>
      <text:p text:style-name="Standard"><text:s text:c="4"/>return found_hosts</text:p>
      <text:p text:style-name="Standard"/>
      <text:p text:style-name="Standard"/>
      <text:p text:style-name="Standard">def in_cache(res, dict_file, ns):</text:p>
      <text:p text:style-name="Standard"><text:s text:c="4"/>"""</text:p>
      <text:p text:style-name="Standard"><text:s text:c="4"/>Function for Cache Snooping, it will check a given NS server for specific</text:p>
      <text:p text:style-name="Standard"><text:s text:c="4"/>type of records for a given domain are in it's cache.</text:p>
      <text:p text:style-name="Standard"><text:s text:c="4"/>"""</text:p>
      <text:p text:style-name="Standard"><text:s text:c="4"/>found_records = []</text:p>
      <text:p text:style-name="Standard"><text:soft-page-break/><text:s text:c="4"/>with open(dict_file) as f:</text:p>
      <text:p text:style-name="Standard"/>
      <text:p text:style-name="Standard"><text:s text:c="8"/>for zone in f:</text:p>
      <text:p text:style-name="Standard"><text:s text:c="12"/>dom_to_query = str.strip(zone)</text:p>
      <text:p text:style-name="Standard"><text:s text:c="12"/>query = dns.message.make_query(dom_to_query, dns.rdatatype.A, dns.rdataclass.IN)</text:p>
      <text:p text:style-name="Standard"><text:s text:c="12"/>query.flags ^= dns.flags.RD</text:p>
      <text:p text:style-name="Standard"><text:s text:c="12"/>answer = res.query(query, ns)</text:p>
      <text:p text:style-name="Standard"><text:s text:c="12"/>if len(answer.answer) &gt; 0:</text:p>
      <text:p text:style-name="Standard"><text:s text:c="16"/>for an in answer.answer:</text:p>
      <text:p text:style-name="Standard"><text:s text:c="20"/>for rcd in an:</text:p>
      <text:p text:style-name="Standard"><text:s text:c="24"/>if rcd.rdtype == 1:</text:p>
      <text:p text:style-name="Standard"><text:s text:c="28"/>print_status("\tName: {0} TTL: {1} Address: {2} Type: A".format(an.name, an.ttl, rcd.address))</text:p>
      <text:p text:style-name="Standard"/>
      <text:p text:style-name="Standard"><text:s text:c="28"/>found_records.extend([{"type": "A", "name": an.name,</text:p>
      <text:p text:style-name="Standard"><text:s text:c="51"/>"address": rcd.address, "ttl": an.ttl}])</text:p>
      <text:p text:style-name="Standard"/>
      <text:p text:style-name="Standard"><text:s text:c="24"/>elif rcd.rdtype == 5:</text:p>
      <text:p text:style-name="Standard"><text:s text:c="28"/>print_status("\tName: {0} TTL: {1} Target: {2} Type: CNAME".format(an.name, an.ttl, rcd.target))</text:p>
      <text:p text:style-name="Standard"><text:s text:c="28"/>found_records.extend([{"type": "CNAME", "name": an.name,</text:p>
      <text:p text:style-name="Standard"><text:s text:c="51"/>"target": rcd.target, "ttl": an.ttl}])</text:p>
      <text:p text:style-name="Standard"/>
      <text:p text:style-name="Standard"><text:s text:c="24"/>else:</text:p>
      <text:p text:style-name="Standard"><text:s text:c="28"/>print_status()</text:p>
      <text:p text:style-name="Standard"><text:s text:c="4"/>return found_records</text:p>
      <text:p text:style-name="Standard"/>
      <text:p text:style-name="Standard"/>
      <text:p text:style-name="Standard">def se_result_process(res, found_hosts):</text:p>
      <text:p text:style-name="Standard"><text:s text:c="4"/>"""</text:p>
      <text:p text:style-name="Standard"><text:s text:c="4"/>This function processes the results returned from a Search Engine and does</text:p>
      <text:p text:style-name="Standard"><text:s text:c="4"/>an A and AAAA query for the IP of the found host. Prints and returns a dictionary</text:p>
      <text:p text:style-name="Standard"><text:s text:c="4"/>with all the results found.</text:p>
      <text:p text:style-name="Standard"><text:s text:c="4"/>"""</text:p>
      <text:p text:style-name="Standard"><text:s text:c="4"/>returned_records = []</text:p>
      <text:p text:style-name="Standard"><text:s text:c="4"/>if found_hosts == None:</text:p>
      <text:p text:style-name="Standard"><text:s text:c="8"/>return None</text:p>
      <text:p text:style-name="Standard"><text:s text:c="4"/>for sd in found_hosts:</text:p>
      <text:p text:style-name="Standard"><text:s text:c="8"/>for sdip in res.get_ip(sd):</text:p>
      <text:p text:style-name="Standard"><text:s text:c="12"/>if re.search(r"^A|CNAME", sdip[0]):</text:p>
      <text:p text:style-name="Standard"><text:s text:c="16"/>print_status("\t {0} {1} {2}".format(sdip[0], sdip[1], sdip[2]))</text:p>
      <text:p text:style-name="Standard"><text:s text:c="16"/>if re.search(r"^A", sdip[0]):</text:p>
      <text:p text:style-name="Standard"><text:s text:c="20"/>returned_records.extend([{"type": sdip[0], "name": sdip[1],</text:p>
      <text:p text:style-name="Standard"><text:s text:c="46"/>"address": sdip[2]}])</text:p>
      <text:p text:style-name="Standard"><text:s text:c="16"/>else:</text:p>
      <text:p text:style-name="Standard"><text:s text:c="20"/>returned_records.extend([{"type": sdip[0], "name": sdip[1],</text:p>
      <text:p text:style-name="Standard"><text:s text:c="46"/>"target": sdip[2]}])</text:p>
      <text:p text:style-name="Standard"/>
      <text:p text:style-name="Standard"><text:s text:c="4"/>print_good("{0} Records Found".format(len(returned_records)))</text:p>
      <text:p text:style-name="Standard"><text:soft-page-break/><text:s text:c="4"/>return returned_records</text:p>
      <text:p text:style-name="Standard"/>
      <text:p text:style-name="Standard"/>
      <text:p text:style-name="Standard">def get_whois_nets_iplist(ip_list):</text:p>
      <text:p text:style-name="Standard"><text:s text:c="4"/>"""</text:p>
      <text:p text:style-name="Standard"><text:s text:c="4"/>This function will perform whois queries against a list of IP's and extract</text:p>
      <text:p text:style-name="Standard"><text:s text:c="4"/>the net ranges and if available the organization list of each and remover any</text:p>
      <text:p text:style-name="Standard"><text:s text:c="4"/>duplicate entries.</text:p>
      <text:p text:style-name="Standard"><text:s text:c="4"/>"""</text:p>
      <text:p text:style-name="Standard"><text:s text:c="4"/>seen = {}</text:p>
      <text:p text:style-name="Standard"><text:s text:c="4"/>idfun = repr</text:p>
      <text:p text:style-name="Standard"><text:s text:c="4"/>found_nets = []</text:p>
      <text:p text:style-name="Standard"><text:s text:c="4"/>for ip in ip_list:</text:p>
      <text:p text:style-name="Standard"><text:s text:c="8"/>if ip != "no_ip":</text:p>
      <text:p text:style-name="Standard"><text:s text:c="12"/># Find appropriate Whois Server for the IP</text:p>
      <text:p text:style-name="Standard"><text:s text:c="12"/>whois_server = get_whois(ip)</text:p>
      <text:p text:style-name="Standard"><text:s text:c="12"/># If we get a Whois server Process get the whois and process.</text:p>
      <text:p text:style-name="Standard"><text:s text:c="12"/>if whois_server:</text:p>
      <text:p text:style-name="Standard"><text:s text:c="16"/>whois_data = whois(ip, whois_server)</text:p>
      <text:p text:style-name="Standard"><text:s text:c="16"/>arin_style = re.search("NetRange", whois_data)</text:p>
      <text:p text:style-name="Standard"><text:s text:c="16"/>ripe_apic_style = re.search("netname", whois_data)</text:p>
      <text:p text:style-name="Standard"><text:s text:c="16"/>if (arin_style or ripe_apic_style):</text:p>
      <text:p text:style-name="Standard"><text:s text:c="20"/>net = get_whois_nets(whois_data)</text:p>
      <text:p text:style-name="Standard"><text:s text:c="20"/>if net:</text:p>
      <text:p text:style-name="Standard"><text:s text:c="24"/>for network in net:</text:p>
      <text:p text:style-name="Standard"><text:s text:c="28"/>org = get_whois_orgname(whois_data)</text:p>
      <text:p text:style-name="Standard"><text:s text:c="28"/>found_nets.append({"start": network[0], "end": network[1], "orgname": "".join(org)})</text:p>
      <text:p text:style-name="Standard"><text:s text:c="16"/>else:</text:p>
      <text:p text:style-name="Standard"><text:s text:c="20"/>for line in whois_data.splitlines():</text:p>
      <text:p text:style-name="Standard"><text:s text:c="24"/>recordentrie = re.match("^(.*)\s\S*-\w*\s\S*\s(\S*\s-\s\S*)", line)</text:p>
      <text:p text:style-name="Standard"><text:s text:c="24"/>if recordentrie:</text:p>
      <text:p text:style-name="Standard"><text:s text:c="28"/>org = recordentrie.group(1)</text:p>
      <text:p text:style-name="Standard"><text:s text:c="28"/>net = get_whois_nets(recordentrie.group(2))</text:p>
      <text:p text:style-name="Standard"><text:s text:c="28"/>for network in net:</text:p>
      <text:p text:style-name="Standard"><text:s text:c="32"/>found_nets.append({"start": network[0], "end": network[1], "orgname": "".join(org)})</text:p>
      <text:p text:style-name="Standard"><text:s text:c="4"/>#Remove Duplicates</text:p>
      <text:p text:style-name="Standard"><text:s text:c="4"/>return [seen.setdefault(idfun(e), e) for e in found_nets if idfun(e) not in seen]</text:p>
      <text:p text:style-name="Standard"/>
      <text:p text:style-name="Standard"/>
      <text:p text:style-name="Standard">def whois_ips(res, ip_list):</text:p>
      <text:p text:style-name="Standard"><text:s text:c="4"/>"""</text:p>
      <text:p text:style-name="Standard"><text:s text:c="4"/>This function will process the results of the whois lookups and present the</text:p>
      <text:p text:style-name="Standard"><text:s text:c="4"/>user with the list of net ranges found and ask the user if he wishes to perform</text:p>
      <text:p text:style-name="Standard"><text:s text:c="4"/>a reverse lookup on any of the ranges or all the ranges.</text:p>
      <text:p text:style-name="Standard"><text:s text:c="4"/>"""</text:p>
      <text:p text:style-name="Standard"><text:s text:c="4"/>answer = ""</text:p>
      <text:p text:style-name="Standard"><text:s text:c="4"/>found_records = []</text:p>
      <text:p text:style-name="Standard"><text:s text:c="4"/>print_status("Performing Whois lookup against records found.")</text:p>
      <text:p text:style-name="Standard"><text:soft-page-break/><text:s text:c="4"/>list = get_whois_nets_iplist(unique(ip_list))</text:p>
      <text:p text:style-name="Standard"><text:s text:c="4"/>if len(list) &gt; 0:</text:p>
      <text:p text:style-name="Standard"><text:s text:c="8"/>print_status("The following IP Ranges were found:")</text:p>
      <text:p text:style-name="Standard"><text:s text:c="8"/>for i in range(len(list)):</text:p>
      <text:p text:style-name="Standard"><text:s text:c="12"/>print_status(</text:p>
      <text:p text:style-name="Standard"><text:s text:c="16"/>"\t {0} {1}-{2} {3}".format(str(i) + ")", list[i]["start"], list[i]["end"], list[i]["orgname"]))</text:p>
      <text:p text:style-name="Standard"><text:s text:c="8"/>print_status("What Range do you wish to do a Revers Lookup for?")</text:p>
      <text:p text:style-name="Standard"><text:s text:c="8"/>print_status("number, comma separated list, a for all or n for none")</text:p>
      <text:p text:style-name="Standard"><text:s text:c="8"/>val = sys.stdin.readline()[:-1]</text:p>
      <text:p text:style-name="Standard"><text:s text:c="8"/>answer = str(val).split(",")</text:p>
      <text:p text:style-name="Standard"/>
      <text:p text:style-name="Standard"><text:s text:c="8"/>if "a" in answer:</text:p>
      <text:p text:style-name="Standard"><text:s text:c="12"/>for i in range(len(list)):</text:p>
      <text:p text:style-name="Standard"><text:s text:c="16"/>print_status("Performing Reverse Lookup of range {0}-{1}".format(list[i]['start'], list[i]['end']))</text:p>
      <text:p text:style-name="Standard"><text:s text:c="16"/>found_records.append(brute_reverse(res, expand_range(list[i]['start'], list[i]['end'])))</text:p>
      <text:p text:style-name="Standard"/>
      <text:p text:style-name="Standard"><text:s text:c="8"/>elif "n" in answer:</text:p>
      <text:p text:style-name="Standard"><text:s text:c="12"/>print_status("No Reverse Lookups will be performed.")</text:p>
      <text:p text:style-name="Standard"><text:s text:c="12"/>pass</text:p>
      <text:p text:style-name="Standard"><text:s text:c="8"/>else:</text:p>
      <text:p text:style-name="Standard"><text:s text:c="12"/>for a in answer:</text:p>
      <text:p text:style-name="Standard"><text:s text:c="16"/>net_selected = list[int(a)]</text:p>
      <text:p text:style-name="Standard"><text:s text:c="16"/>print_status(net_selected['orgname'])</text:p>
      <text:p text:style-name="Standard"><text:s text:c="16"/>print_status(</text:p>
      <text:p text:style-name="Standard"><text:s text:c="20"/>"Performing Reverse Lookup of range {0}-{1}".format(net_selected['start'], net_selected['end']))</text:p>
      <text:p text:style-name="Standard"><text:s text:c="16"/>found_records.append(brute_reverse(res, expand_range(net_selected['start'], net_selected['end'])))</text:p>
      <text:p text:style-name="Standard"><text:s text:c="4"/>else:</text:p>
      <text:p text:style-name="Standard"><text:s text:c="8"/>print_error("No IP Ranges were found in the Whois query results")</text:p>
      <text:p text:style-name="Standard"/>
      <text:p text:style-name="Standard"><text:s text:c="4"/>return found_records</text:p>
      <text:p text:style-name="Standard"/>
      <text:p text:style-name="Standard"/>
      <text:p text:style-name="Standard">def prettify(elem):</text:p>
      <text:p text:style-name="Standard"><text:s text:c="4"/>"""</text:p>
      <text:p text:style-name="Standard"><text:s text:c="4"/>Return a pretty-printed XML string for the Element.</text:p>
      <text:p text:style-name="Standard"><text:s text:c="4"/>"""</text:p>
      <text:p text:style-name="Standard"><text:s text:c="4"/>rough_string = ElementTree.tostring(elem, 'utf-8')</text:p>
      <text:p text:style-name="Standard"><text:s text:c="4"/>reparsed = minidom.parseString(rough_string)</text:p>
      <text:p text:style-name="Standard"><text:s text:c="4"/>return reparsed.toprettyxml(indent=" <text:s text:c="3"/>")</text:p>
      <text:p text:style-name="Standard"/>
      <text:p text:style-name="Standard"/>
      <text:p text:style-name="Standard">def dns_record_from_dict(record_dict_list, scan_info, domain):</text:p>
      <text:p text:style-name="Standard"><text:s text:c="4"/>"""</text:p>
      <text:p text:style-name="Standard"><text:s text:c="4"/>Saves DNS Records to XML Given a a list of dictionaries each representing</text:p>
      <text:p text:style-name="Standard"><text:s text:c="4"/>a record to be saved, returns the XML Document formatted.</text:p>
      <text:p text:style-name="Standard"><text:s text:c="4"/>"""</text:p>
      <text:p text:style-name="Standard"><text:soft-page-break/></text:p>
      <text:p text:style-name="Standard"><text:s text:c="4"/>xml_doc = Element("records")</text:p>
      <text:p text:style-name="Standard"><text:s text:c="4"/>for r in record_dict_list:</text:p>
      <text:p text:style-name="Standard"><text:s text:c="8"/>elem = Element("record")</text:p>
      <text:p text:style-name="Standard"><text:s text:c="8"/>if type(r) is not str:</text:p>
      <text:p text:style-name="Standard"><text:s text:c="12"/>try:</text:p>
      <text:p text:style-name="Standard"><text:s text:c="16"/>for k, v in r.items():</text:p>
      <text:p text:style-name="Standard"><text:s text:c="20"/>try:</text:p>
      <text:p text:style-name="Standard"><text:s text:c="24"/>k = unicode(str(k))</text:p>
      <text:p text:style-name="Standard"><text:s text:c="24"/>v = unicode(str(v))</text:p>
      <text:p text:style-name="Standard"><text:s text:c="24"/>elem.attrib[k] = v</text:p>
      <text:p text:style-name="Standard"><text:s text:c="20"/>except:</text:p>
      <text:p text:style-name="Standard"><text:s text:c="24"/>print_error("Could not convert key or value to unicode: '{0} = {1}'".format((repr(k)), (repr(v))))</text:p>
      <text:p text:style-name="Standard"><text:s text:c="24"/>print_error("In element: {0}".format(repr(elem.attrib)))</text:p>
      <text:p text:style-name="Standard"><text:s text:c="24"/>continue</text:p>
      <text:p text:style-name="Standard"><text:s text:c="16"/>xml_doc.append(elem)</text:p>
      <text:p text:style-name="Standard"><text:s text:c="12"/>except AttributeError:</text:p>
      <text:p text:style-name="Standard"><text:s text:c="16"/>continue</text:p>
      <text:p text:style-name="Standard"/>
      <text:p text:style-name="Standard"><text:s text:c="12"/>except AttributeError:</text:p>
      <text:p text:style-name="Standard"><text:s text:c="16"/>continue</text:p>
      <text:p text:style-name="Standard"/>
      <text:p text:style-name="Standard"><text:s text:c="4"/>scanelem = Element("scaninfo")</text:p>
      <text:p text:style-name="Standard"><text:s text:c="4"/>scanelem.attrib["arguments"] = scan_info[0]</text:p>
      <text:p text:style-name="Standard"><text:s text:c="4"/>scanelem.attrib["time"] = scan_info[1]</text:p>
      <text:p text:style-name="Standard"><text:s text:c="4"/>xml_doc.append(scanelem)</text:p>
      <text:p text:style-name="Standard"><text:s text:c="4"/>if domain is not None:</text:p>
      <text:p text:style-name="Standard"><text:s text:c="8"/>domelem = Element("domain")</text:p>
      <text:p text:style-name="Standard"><text:s text:c="8"/>domelem.attrib["domain_name"] = domain</text:p>
      <text:p text:style-name="Standard"><text:s text:c="8"/>xml_doc.append(domelem)</text:p>
      <text:p text:style-name="Standard"><text:s text:c="4"/>return prettify(xml_doc)</text:p>
      <text:p text:style-name="Standard"/>
      <text:p text:style-name="Standard"/>
      <text:p text:style-name="Standard">def create_db(db):</text:p>
      <text:p text:style-name="Standard"><text:s text:c="4"/>"""</text:p>
      <text:p text:style-name="Standard"><text:s text:c="4"/>Function will create the specified database if not present and it will create</text:p>
      <text:p text:style-name="Standard"><text:s text:c="4"/>the table needed for storing the data returned by the modules.</text:p>
      <text:p text:style-name="Standard"><text:s text:c="4"/>"""</text:p>
      <text:p text:style-name="Standard"/>
      <text:p text:style-name="Standard"><text:s text:c="4"/># Connect to the DB</text:p>
      <text:p text:style-name="Standard"><text:s text:c="4"/>con = sqlite3.connect(db)</text:p>
      <text:p text:style-name="Standard"/>
      <text:p text:style-name="Standard"><text:s text:c="4"/># Create SQL Queries to be used in the script</text:p>
      <text:p text:style-name="Standard"><text:s text:c="4"/>make_table = """CREATE TABLE data (</text:p>
      <text:p text:style-name="Standard"><text:s text:c="4"/>serial integer <text:s/>Primary Key Autoincrement,</text:p>
      <text:p text:style-name="Standard"><text:s text:c="4"/>type TEXT(8),</text:p>
      <text:p text:style-name="Standard"><text:s text:c="4"/>name TEXT(32),</text:p>
      <text:p text:style-name="Standard"><text:s text:c="4"/>address TEXT(32),</text:p>
      <text:p text:style-name="Standard"><text:soft-page-break/><text:s text:c="4"/>target TEXT(32),</text:p>
      <text:p text:style-name="Standard"><text:s text:c="4"/>port TEXT(8),</text:p>
      <text:p text:style-name="Standard"><text:s text:c="4"/>text TEXT(256),</text:p>
      <text:p text:style-name="Standard"><text:s text:c="4"/>zt_dns TEXT(32)</text:p>
      <text:p text:style-name="Standard"><text:s text:c="4"/>)"""</text:p>
      <text:p text:style-name="Standard"/>
      <text:p text:style-name="Standard"><text:s text:c="4"/># Set the cursor for connection</text:p>
      <text:p text:style-name="Standard"><text:s text:c="4"/>con.isolation_level = None</text:p>
      <text:p text:style-name="Standard"><text:s text:c="4"/>cur = con.cursor()</text:p>
      <text:p text:style-name="Standard"/>
      <text:p text:style-name="Standard"><text:s text:c="4"/># Connect and create table</text:p>
      <text:p text:style-name="Standard"><text:s text:c="4"/>cur.execute("SELECT name FROM sqlite_master WHERE type='table' AND name='data';")</text:p>
      <text:p text:style-name="Standard"><text:s text:c="4"/>if cur.fetchone() is None:</text:p>
      <text:p text:style-name="Standard"><text:s text:c="8"/>cur.execute(make_table)</text:p>
      <text:p text:style-name="Standard"><text:s text:c="8"/>con.commit()</text:p>
      <text:p text:style-name="Standard"><text:s text:c="4"/>else:</text:p>
      <text:p text:style-name="Standard"><text:s text:c="8"/>pass</text:p>
      <text:p text:style-name="Standard"/>
      <text:p text:style-name="Standard"/>
      <text:p text:style-name="Standard">def make_csv(data):</text:p>
      <text:p text:style-name="Standard"><text:s text:c="4"/>csv_data = "Type,Name,Address,Target,Port,String\n"</text:p>
      <text:p text:style-name="Standard"><text:s text:c="4"/>for n in data:</text:p>
      <text:p text:style-name="Standard"><text:s text:c="8"/># make sure that we are working with a dictionary.</text:p>
      <text:p text:style-name="Standard"><text:s text:c="8"/>if isinstance(n, dict):</text:p>
      <text:p text:style-name="Standard"><text:s text:c="12"/>if re.search(r"PTR|^[A]$|AAAA", n["type"]):</text:p>
      <text:p text:style-name="Standard"><text:s text:c="16"/>csv_data += n["type"] + "," + n["name"] + "," + n["address"] + "\n"</text:p>
      <text:p text:style-name="Standard"/>
      <text:p text:style-name="Standard"><text:s text:c="12"/>elif re.search(r"NS$", n["type"]):</text:p>
      <text:p text:style-name="Standard"><text:s text:c="16"/>csv_data += n["type"] + "," + n["target"] + "," + n["address"] + "\n"</text:p>
      <text:p text:style-name="Standard"/>
      <text:p text:style-name="Standard"><text:s text:c="12"/>elif re.search(r"SOA", n["type"]):</text:p>
      <text:p text:style-name="Standard"><text:s text:c="16"/>csv_data += n["type"] + "," + n["mname"] + "," + n["address"] + "\n"</text:p>
      <text:p text:style-name="Standard"/>
      <text:p text:style-name="Standard"><text:s text:c="12"/>elif re.search(r"MX", n["type"]):</text:p>
      <text:p text:style-name="Standard"><text:s text:c="16"/>csv_data += n["type"] + "," + n["exchange"] + "," + n["address"] + "\n"</text:p>
      <text:p text:style-name="Standard"/>
      <text:p text:style-name="Standard"><text:s text:c="12"/>elif re.search(r"SPF", n["type"]):</text:p>
      <text:p text:style-name="Standard"><text:s text:c="16"/>if "zone_server" in n:</text:p>
      <text:p text:style-name="Standard"><text:s text:c="20"/>csv_data += n["type"] + ",,,,,\'" + n["strings"] + "\'\n"</text:p>
      <text:p text:style-name="Standard"><text:s text:c="16"/>else:</text:p>
      <text:p text:style-name="Standard"><text:s text:c="20"/>csv_data += n["type"] + ",,,,,\'" + n["strings"] + "\'\n"</text:p>
      <text:p text:style-name="Standard"/>
      <text:p text:style-name="Standard"><text:s text:c="12"/>elif re.search(r"TXT", n["type"]):</text:p>
      <text:p text:style-name="Standard"><text:s text:c="16"/>if "zone_server" in n:</text:p>
      <text:p text:style-name="Standard"><text:s text:c="20"/>csv_data += n["type"] + ",,,,,\'" + n["strings"] + "\'\n"</text:p>
      <text:p text:style-name="Standard"><text:s text:c="16"/>else:</text:p>
      <text:p text:style-name="Standard"><text:s text:c="20"/>csv_data += n["type"] + "," + n["name"] + ",,,,\'" + n["strings"] + "\'\n"</text:p>
      <text:p text:style-name="Standard"/>
      <text:p text:style-name="Standard"><text:s text:c="12"/>elif re.search(r"SRV", n["type"]):</text:p>
      <text:p text:style-name="Standard"><text:soft-page-break/><text:s text:c="16"/>csv_data += n["type"] + "," + n["name"] + "," + n["address"] + "," + n["target"] + "," + n["port"] + "\n"</text:p>
      <text:p text:style-name="Standard"/>
      <text:p text:style-name="Standard"><text:s text:c="12"/>elif re.search(r"CNAME", n["type"]):</text:p>
      <text:p text:style-name="Standard"><text:s text:c="16"/>if "target" not in n.keys():</text:p>
      <text:p text:style-name="Standard"><text:s text:c="20"/>n["target"] = ""</text:p>
      <text:p text:style-name="Standard"><text:s text:c="16"/>csv_data += n["type"] + "," + n["name"] + ",," + n["target"] + ",\n"</text:p>
      <text:p text:style-name="Standard"/>
      <text:p text:style-name="Standard"><text:s text:c="12"/>else:</text:p>
      <text:p text:style-name="Standard"><text:s text:c="16"/># Handle not common records</text:p>
      <text:p text:style-name="Standard"><text:s text:c="16"/>t = n["type"]</text:p>
      <text:p text:style-name="Standard"><text:s text:c="16"/>del n["type"]</text:p>
      <text:p text:style-name="Standard"><text:s text:c="16"/>record_data = "".join(["%s =%s," % (key, value) for key, value in n.items()])</text:p>
      <text:p text:style-name="Standard"><text:s text:c="16"/>records = [t, record_data]</text:p>
      <text:p text:style-name="Standard"><text:s text:c="16"/>csv_data + records[0] + ",,,,," + records[1] + "\n"</text:p>
      <text:p text:style-name="Standard"/>
      <text:p text:style-name="Standard"><text:s text:c="4"/>return csv_data</text:p>
      <text:p text:style-name="Standard"/>
      <text:p text:style-name="Standard"/>
      <text:p text:style-name="Standard">def write_json(jsonfile, data, scan_info):</text:p>
      <text:p text:style-name="Standard"><text:s text:c="4"/>scaninfo = {"type": "ScanInfo", "arguments": scan_info[0], "date": scan_info[1]}</text:p>
      <text:p text:style-name="Standard"><text:s text:c="4"/>data.insert(0, scaninfo)</text:p>
      <text:p text:style-name="Standard"><text:s text:c="4"/>json_data = json.dumps(data, sort_keys=True, indent=4, separators=(',', ': '))</text:p>
      <text:p text:style-name="Standard"><text:s text:c="4"/>write_to_file(json_data, jsonfile)</text:p>
      <text:p text:style-name="Standard"/>
      <text:p text:style-name="Standard"/>
      <text:p text:style-name="Standard">def write_db(db, data):</text:p>
      <text:p text:style-name="Standard"><text:s text:c="4"/>"""</text:p>
      <text:p text:style-name="Standard"><text:s text:c="4"/>Function to write DNS Records SOA, PTR, NS, A, AAAA, MX, TXT, SPF and SRV to</text:p>
      <text:p text:style-name="Standard"><text:s text:c="4"/>DB.</text:p>
      <text:p text:style-name="Standard"><text:s text:c="4"/>"""</text:p>
      <text:p text:style-name="Standard"/>
      <text:p text:style-name="Standard"><text:s text:c="4"/>con = sqlite3.connect(db)</text:p>
      <text:p text:style-name="Standard"><text:s text:c="4"/># Set the cursor for connection</text:p>
      <text:p text:style-name="Standard"><text:s text:c="4"/>con.isolation_level = None</text:p>
      <text:p text:style-name="Standard"><text:s text:c="4"/>cur = con.cursor()</text:p>
      <text:p text:style-name="Standard"/>
      <text:p text:style-name="Standard"/>
      <text:p text:style-name="Standard"><text:s text:c="4"/># Normalize the dictionary data</text:p>
      <text:p text:style-name="Standard"><text:s text:c="4"/>for n in data:</text:p>
      <text:p text:style-name="Standard"/>
      <text:p text:style-name="Standard"><text:s text:c="8"/>if re.match(r'PTR|^[A]$|AAAA', n['type']):</text:p>
      <text:p text:style-name="Standard"><text:s text:c="12"/>query = 'insert into data( type, name, address ) ' + \</text:p>
      <text:p text:style-name="Standard"><text:s text:c="20"/>'values( "%(type)s", "%(name)s","%(address)s" )' % n</text:p>
      <text:p text:style-name="Standard"/>
      <text:p text:style-name="Standard"><text:s text:c="8"/>elif re.match(r'NS$', n['type']):</text:p>
      <text:p text:style-name="Standard"><text:s text:c="12"/>query = 'insert into data( type, name, address ) ' + \</text:p>
      <text:p text:style-name="Standard"><text:s text:c="20"/>'values( "%(type)s", "%(target)s", "%(address)s" )' % n</text:p>
      <text:p text:style-name="Standard"/>
      <text:p text:style-name="Standard"><text:soft-page-break/><text:s text:c="8"/>elif re.match(r'SOA', n['type']):</text:p>
      <text:p text:style-name="Standard"><text:s text:c="12"/>query = 'insert into data( type, name, address ) ' + \</text:p>
      <text:p text:style-name="Standard"><text:s text:c="20"/>'values( "%(type)s", "%(mname)s", "%(address)s" )' % n</text:p>
      <text:p text:style-name="Standard"/>
      <text:p text:style-name="Standard"><text:s text:c="8"/>elif re.match(r'MX', n['type']):</text:p>
      <text:p text:style-name="Standard"><text:s text:c="12"/>query = 'insert into data( type, name, address ) ' + \</text:p>
      <text:p text:style-name="Standard"><text:s text:c="20"/>'values( "%(type)s", "%(exchange)s", "%(address)s" )' % n</text:p>
      <text:p text:style-name="Standard"/>
      <text:p text:style-name="Standard"><text:s text:c="8"/>elif re.match(r'TXT', n['type']):</text:p>
      <text:p text:style-name="Standard"><text:s text:c="12"/>query = 'insert into data( type, text) ' + \</text:p>
      <text:p text:style-name="Standard"><text:s text:c="20"/>'values( "%(type)s","%(strings)s" )' % n</text:p>
      <text:p text:style-name="Standard"/>
      <text:p text:style-name="Standard"><text:s text:c="8"/>elif re.match(r'SPF', n['type']):</text:p>
      <text:p text:style-name="Standard"><text:s text:c="12"/>query = 'insert into data( type, text) ' + \</text:p>
      <text:p text:style-name="Standard"><text:s text:c="20"/>'values( "%(type)s","%(text)s" )' % n</text:p>
      <text:p text:style-name="Standard"/>
      <text:p text:style-name="Standard"><text:s text:c="8"/>elif re.match(r'SPF', n['type']):</text:p>
      <text:p text:style-name="Standard"><text:s text:c="12"/>query = 'insert into data( type, text) ' + \</text:p>
      <text:p text:style-name="Standard"><text:s text:c="20"/>'values( "%(type)s","%(text)s" )' % n</text:p>
      <text:p text:style-name="Standard"/>
      <text:p text:style-name="Standard"><text:s text:c="8"/>elif re.match(r'SRV', n['type']):</text:p>
      <text:p text:style-name="Standard"><text:s text:c="12"/>query = 'insert into data( type, name, target, address, port ) ' + \</text:p>
      <text:p text:style-name="Standard"><text:s text:c="20"/>'values( "%(type)s", "%(name)s" , "%(target)s", "%(address)s" ,"%(port)s" )' % n</text:p>
      <text:p text:style-name="Standard"/>
      <text:p text:style-name="Standard"><text:s text:c="8"/>elif re.match(r'CNAME', n['type']):</text:p>
      <text:p text:style-name="Standard"><text:s text:c="12"/>query = 'insert into data( type, name, target ) ' + \</text:p>
      <text:p text:style-name="Standard"><text:s text:c="20"/>'values( "%(type)s", "%(name)s" , "%(target)s" )' % n</text:p>
      <text:p text:style-name="Standard"/>
      <text:p text:style-name="Standard"><text:s text:c="8"/>else:</text:p>
      <text:p text:style-name="Standard"><text:s text:c="12"/># Handle not common records</text:p>
      <text:p text:style-name="Standard"><text:s text:c="12"/>t = n['type']</text:p>
      <text:p text:style-name="Standard"><text:s text:c="12"/>del n['type']</text:p>
      <text:p text:style-name="Standard"><text:s text:c="12"/>record_data = "".join(['%s=%s,' % (key, value) for key, value in n.items()])</text:p>
      <text:p text:style-name="Standard"><text:s text:c="12"/>records = [t, record_data]</text:p>
      <text:p text:style-name="Standard"><text:s text:c="12"/>query = "insert into data(type,text) values ('" + \</text:p>
      <text:p text:style-name="Standard"><text:s text:c="20"/>records[0] + "','" + records[1] + "')"</text:p>
      <text:p text:style-name="Standard"/>
      <text:p text:style-name="Standard"><text:s text:c="8"/># Execute Query and commit</text:p>
      <text:p text:style-name="Standard"><text:s text:c="8"/>cur.execute(query)</text:p>
      <text:p text:style-name="Standard"><text:s text:c="8"/>con.commit()</text:p>
      <text:p text:style-name="Standard"/>
      <text:p text:style-name="Standard"/>
      <text:p text:style-name="Standard">def get_nsec_type(domain, res):</text:p>
      <text:p text:style-name="Standard"><text:s text:c="4"/>target = "0." + domain</text:p>
      <text:p text:style-name="Standard"/>
      <text:p text:style-name="Standard"><text:s text:c="4"/>answer = get_a_answer(res, target, res._res.nameservers[0], res._res.timeout)</text:p>
      <text:p text:style-name="Standard"><text:s text:c="4"/>for a in answer.authority:</text:p>
      <text:p text:style-name="Standard"><text:s text:c="8"/>if a.rdtype == 50:</text:p>
      <text:p text:style-name="Standard"><text:s text:c="12"/>return "NSEC3"</text:p>
      <text:p text:style-name="Standard"><text:soft-page-break/><text:s text:c="8"/>elif a.rdtype == 47:</text:p>
      <text:p text:style-name="Standard"><text:s text:c="12"/>return "NSEC"</text:p>
      <text:p text:style-name="Standard"/>
      <text:p text:style-name="Standard"/>
      <text:p text:style-name="Standard">def dns_sec_check(domain, res):</text:p>
      <text:p text:style-name="Standard"><text:s text:c="4"/>"""</text:p>
      <text:p text:style-name="Standard"><text:s text:c="4"/>Check if a zone is configured for DNSSEC and if so if NSEC or NSEC3 is used.</text:p>
      <text:p text:style-name="Standard"><text:s text:c="4"/>"""</text:p>
      <text:p text:style-name="Standard"><text:s text:c="4"/>try:</text:p>
      <text:p text:style-name="Standard"><text:s text:c="8"/>answer = res._res.query(domain, 'DNSKEY')</text:p>
      <text:p text:style-name="Standard"><text:s text:c="8"/>print_status("DNSSEC is configured for {0}".format(domain))</text:p>
      <text:p text:style-name="Standard"><text:s text:c="8"/>nsectype = get_nsec_type(domain, res)</text:p>
      <text:p text:style-name="Standard"><text:s text:c="8"/>print_status("DNSKEYs:")</text:p>
      <text:p text:style-name="Standard"><text:s text:c="8"/>for rdata in answer:</text:p>
      <text:p text:style-name="Standard"><text:s text:c="12"/>if rdata.flags == 256:</text:p>
      <text:p text:style-name="Standard"><text:s text:c="16"/>key_type = "ZSK"</text:p>
      <text:p text:style-name="Standard"/>
      <text:p text:style-name="Standard"><text:s text:c="12"/>if rdata.flags == 257:</text:p>
      <text:p text:style-name="Standard"><text:s text:c="16"/>key_type = "KSk"</text:p>
      <text:p text:style-name="Standard"/>
      <text:p text:style-name="Standard"><text:s text:c="12"/>print_status("\t{0} {1} {2} {3}".format(nsectype, key_type, algorithm_to_text(rdata.algorithm),</text:p>
      <text:p text:style-name="Standard"><text:s text:c="52"/>dns.rdata._hexify(rdata.key)))</text:p>
      <text:p text:style-name="Standard"/>
      <text:p text:style-name="Standard"><text:s text:c="4"/>except dns.resolver.NXDOMAIN:</text:p>
      <text:p text:style-name="Standard"><text:s text:c="8"/>print_error("Could not resolve domain: {0}".format(domain))</text:p>
      <text:p text:style-name="Standard"><text:s text:c="8"/>sys.exit(1)</text:p>
      <text:p text:style-name="Standard"/>
      <text:p text:style-name="Standard"><text:s text:c="4"/>except dns.resolver.NoNameservers:</text:p>
      <text:p text:style-name="Standard"><text:s text:c="8"/>print_error("All nameservers failed to answer the DNSSEC query for {0}".format(domain))</text:p>
      <text:p text:style-name="Standard"/>
      <text:p text:style-name="Standard"><text:s text:c="4"/>except dns.exception.Timeout:</text:p>
      <text:p text:style-name="Standard"><text:s text:c="8"/>print_error("A timeout error occurred please make sure you can reach the target DNS Servers")</text:p>
      <text:p text:style-name="Standard"><text:s text:c="8"/>print_error("directly and requests are not being filtered. Increase the timeout from {0} second".format(</text:p>
      <text:p text:style-name="Standard"><text:s text:c="12"/>res._res.timeout))</text:p>
      <text:p text:style-name="Standard"><text:s text:c="8"/>print_error("to a higher number with --lifetime &lt;time&gt; option.")</text:p>
      <text:p text:style-name="Standard"><text:s text:c="8"/>sys.exit(1)</text:p>
      <text:p text:style-name="Standard"><text:s text:c="4"/>except dns.resolver.NoAnswer:</text:p>
      <text:p text:style-name="Standard"><text:s text:c="8"/>print_error("DNSSEC is not configured for {0}".format(domain))</text:p>
      <text:p text:style-name="Standard"/>
      <text:p text:style-name="Standard"/>
      <text:p text:style-name="Standard">def check_bindversion(res, ns_server, timeout):</text:p>
      <text:p text:style-name="Standard"><text:s text:c="4"/>"""</text:p>
      <text:p text:style-name="Standard"><text:s text:c="4"/>Check if the version of Bind can be queried for.</text:p>
      <text:p text:style-name="Standard"><text:s text:c="4"/>"""</text:p>
      <text:p text:style-name="Standard"><text:s text:c="4"/>version = ""</text:p>
      <text:p text:style-name="Standard"/>
      <text:p text:style-name="Standard"><text:s text:c="4"/>if not CONFIG or not CONFIG.get("disable_check_bindversion", False):</text:p>
      <text:p text:style-name="Standard"><text:soft-page-break/><text:s text:c="8"/>request = dns.message.make_query('version.bind', 'txt', 'ch')</text:p>
      <text:p text:style-name="Standard"><text:s text:c="8"/>try:</text:p>
      <text:p text:style-name="Standard"><text:s text:c="12"/>response = res.query(request, ns_server, timeout=timeout, one_rr_per_rrset=True)</text:p>
      <text:p text:style-name="Standard"><text:s text:c="12"/>if (len(response.answer) &gt; 0):</text:p>
      <text:p text:style-name="Standard"><text:s text:c="16"/>print_status("\t Bind Version for {0} {1}".format(ns_server, response.answer[0].items[0].strings[0]))</text:p>
      <text:p text:style-name="Standard"><text:s text:c="16"/>version = response.answer[0].items[0].strings[0]</text:p>
      <text:p text:style-name="Standard"><text:s text:c="8"/>except (dns.resolver.NXDOMAIN, dns.exception.Timeout, dns.resolver.NoAnswer, socket.error, dns.query.BadResponse):</text:p>
      <text:p text:style-name="Standard"><text:s text:c="12"/>pass</text:p>
      <text:p text:style-name="Standard"/>
      <text:p text:style-name="Standard"><text:s text:c="4"/>return version</text:p>
      <text:p text:style-name="Standard"/>
      <text:p text:style-name="Standard"/>
      <text:p text:style-name="Standard">def check_recursive(res, ns_server, timeout):</text:p>
      <text:p text:style-name="Standard"><text:s text:c="4"/>"""</text:p>
      <text:p text:style-name="Standard"><text:s text:c="4"/>Check if a NS Server is recursive.</text:p>
      <text:p text:style-name="Standard"><text:s text:c="4"/>"""</text:p>
      <text:p text:style-name="Standard"><text:s text:c="4"/>is_recursive = False</text:p>
      <text:p text:style-name="Standard"/>
      <text:p text:style-name="Standard"><text:s text:c="4"/>if not CONFIG or not CONFIG.get("disable_check_recursion", False):</text:p>
      <text:p text:style-name="Standard"><text:s text:c="8"/>query = dns.message.make_query('www.google.com.', dns.rdatatype.NS)</text:p>
      <text:p text:style-name="Standard"><text:s text:c="8"/>try:</text:p>
      <text:p text:style-name="Standard"><text:s text:c="12"/>response = res.query(query, ns_server, timeout)</text:p>
      <text:p text:style-name="Standard"><text:s text:c="12"/>recursion_flag_pattern = "\.*RA\.*"</text:p>
      <text:p text:style-name="Standard"><text:s text:c="12"/>flags = dns.flags.to_text(response.flags)</text:p>
      <text:p text:style-name="Standard"><text:s text:c="12"/>result = re.findall(recursion_flag_pattern, flags)</text:p>
      <text:p text:style-name="Standard"><text:s text:c="12"/>if (result):</text:p>
      <text:p text:style-name="Standard"><text:s text:c="16"/>print_error("\t Recursion enabled on NS Server {0}".format(ns_server))</text:p>
      <text:p text:style-name="Standard"><text:s text:c="12"/>is_recursive = True</text:p>
      <text:p text:style-name="Standard"><text:s text:c="8"/>except (socket.error, dns.exception.Timeout):</text:p>
      <text:p text:style-name="Standard"><text:s text:c="12"/>pass</text:p>
      <text:p text:style-name="Standard"/>
      <text:p text:style-name="Standard"><text:s text:c="4"/>return is_recursive</text:p>
      <text:p text:style-name="Standard"/>
      <text:p text:style-name="Standard"/>
      <text:p text:style-name="Standard">def general_enum(res, domain, do_axfr, do_google, do_bing, do_spf, do_whois, do_crt, zw):</text:p>
      <text:p text:style-name="Standard"><text:s text:c="4"/>"""</text:p>
      <text:p text:style-name="Standard"><text:s text:c="4"/>Function for performing general enumeration of a domain. It gets SOA, NS, MX</text:p>
      <text:p text:style-name="Standard"><text:s text:c="4"/>A, AAAA and SRV records for a given domain. It will first try a Zone Transfer</text:p>
      <text:p text:style-name="Standard"><text:s text:c="4"/>if not successful it will try individual record type enumeration. If chosen</text:p>
      <text:p text:style-name="Standard"><text:s text:c="4"/>it will also perform a Google Search and scrape the results for host names and</text:p>
      <text:p text:style-name="Standard"><text:s text:c="4"/>perform an A and AAAA query against them.</text:p>
      <text:p text:style-name="Standard"><text:s text:c="4"/>"""</text:p>
      <text:p text:style-name="Standard"><text:s text:c="4"/>returned_records = []</text:p>
      <text:p text:style-name="Standard"/>
      <text:p text:style-name="Standard"><text:s text:c="4"/># Var for SPF Record Range Reverse Look-up</text:p>
      <text:p text:style-name="Standard"><text:s text:c="4"/>found_spf_ranges = []</text:p>
      <text:p text:style-name="Standard"/>
      <text:p text:style-name="Standard"><text:soft-page-break/><text:s text:c="4"/># Var to hold the IP Addresses that will be queried in Whois</text:p>
      <text:p text:style-name="Standard"><text:s text:c="4"/>ip_for_whois = []</text:p>
      <text:p text:style-name="Standard"/>
      <text:p text:style-name="Standard"><text:s text:c="4"/># Check if wildcards are enabled on the target domain</text:p>
      <text:p text:style-name="Standard"><text:s text:c="4"/>check_wildcard(res, domain)</text:p>
      <text:p text:style-name="Standard"/>
      <text:p text:style-name="Standard"><text:s text:c="4"/># To identify when the records come from a Zone Transfer</text:p>
      <text:p text:style-name="Standard"><text:s text:c="4"/>from_zt = None</text:p>
      <text:p text:style-name="Standard"/>
      <text:p text:style-name="Standard"><text:s text:c="4"/># Perform test for Zone Transfer against all NS servers of a Domain</text:p>
      <text:p text:style-name="Standard"><text:s text:c="4"/>if do_axfr == True :</text:p>
      <text:p text:style-name="Standard"><text:s text:c="8"/>zonerecs = res.zone_transfer()</text:p>
      <text:p text:style-name="Standard"><text:s text:c="8"/>if zonerecs is not None:</text:p>
      <text:p text:style-name="Standard"><text:s text:c="12"/>returned_records.extend(res.zone_transfer())</text:p>
      <text:p text:style-name="Standard"><text:s text:c="12"/>if len(returned_records) == 0:</text:p>
      <text:p text:style-name="Standard"><text:s text:c="16"/>from_zt = True</text:p>
      <text:p text:style-name="Standard"/>
      <text:p text:style-name="Standard"><text:s text:c="4"/># If a Zone Trasfer was possible there is no need to enumerate the rest</text:p>
      <text:p text:style-name="Standard"><text:s text:c="4"/>if from_zt is None:</text:p>
      <text:p text:style-name="Standard"/>
      <text:p text:style-name="Standard"><text:s text:c="8"/># Check if DNSSEC is configured</text:p>
      <text:p text:style-name="Standard"><text:s text:c="8"/>dns_sec_check(domain, res)</text:p>
      <text:p text:style-name="Standard"/>
      <text:p text:style-name="Standard"><text:s text:c="8"/># Enumerate SOA Record</text:p>
      <text:p text:style-name="Standard"><text:s text:c="8"/>found_soa_records = res.get_soa()</text:p>
      <text:p text:style-name="Standard"><text:s text:c="8"/>try:</text:p>
      <text:p text:style-name="Standard"><text:s text:c="12"/>found_soa_records = res.get_soa()</text:p>
      <text:p text:style-name="Standard"><text:s text:c="12"/>for found_soa_record in found_soa_records:</text:p>
      <text:p text:style-name="Standard"><text:s text:c="16"/>print_status("\t {0} {1} {2}".format(found_soa_record[0], found_soa_record[1], found_soa_record[2]))</text:p>
      <text:p text:style-name="Standard"/>
      <text:p text:style-name="Standard"><text:s text:c="16"/># Save dictionary of returned record</text:p>
      <text:p text:style-name="Standard"><text:s text:c="16"/>returned_records.extend([{"type": found_soa_record[0],</text:p>
      <text:p text:style-name="Standard"><text:s text:c="42"/>"mname": found_soa_record[1], "address": found_soa_record[2]}])</text:p>
      <text:p text:style-name="Standard"/>
      <text:p text:style-name="Standard"><text:s text:c="16"/>ip_for_whois.append(found_soa_record[2])</text:p>
      <text:p text:style-name="Standard"/>
      <text:p text:style-name="Standard"><text:s text:c="8"/>except:</text:p>
      <text:p text:style-name="Standard"><text:s text:c="12"/>print_error("Could not Resolve SOA Record for {0}".format(domain))</text:p>
      <text:p text:style-name="Standard"/>
      <text:p text:style-name="Standard"><text:s text:c="8"/># Enumerate Name Servers</text:p>
      <text:p text:style-name="Standard"><text:s text:c="8"/>try:</text:p>
      <text:p text:style-name="Standard"><text:s text:c="12"/>for ns_rcrd in res.get_ns():</text:p>
      <text:p text:style-name="Standard"><text:s text:c="16"/>print_status("\t {0} {1} {2}".format(ns_rcrd[0], ns_rcrd[1], ns_rcrd[2]))</text:p>
      <text:p text:style-name="Standard"/>
      <text:p text:style-name="Standard"><text:s text:c="16"/># Save dictionary of returned record</text:p>
      <text:p text:style-name="Standard"><text:s text:c="16"/>recursive = check_recursive(res, ns_rcrd[2], res._res.timeout)</text:p>
      <text:p text:style-name="Standard"><text:s text:c="16"/>bind_ver = check_bindversion(res, ns_rcrd[2], res._res.timeout)</text:p>
      <text:p text:style-name="Standard"><text:s text:c="16"/>returned_records.extend([</text:p>
      <text:p text:style-name="Standard"><text:soft-page-break/><text:s text:c="20"/>{"type": ns_rcrd[0], "target": ns_rcrd[1], "address": ns_rcrd[2], "recursive": str(recursive),</text:p>
      <text:p text:style-name="Standard"><text:s text:c="21"/>"Version": bind_ver}])</text:p>
      <text:p text:style-name="Standard"><text:s text:c="16"/>ip_for_whois.append(ns_rcrd[2])</text:p>
      <text:p text:style-name="Standard"/>
      <text:p text:style-name="Standard"><text:s text:c="8"/>except dns.resolver.NoAnswer:</text:p>
      <text:p text:style-name="Standard"><text:s text:c="12"/>print_error("Could not Resolve NS Records for {0}".format(domain))</text:p>
      <text:p text:style-name="Standard"><text:s text:c="8"/>except dns.resolver.NoNameservers:</text:p>
      <text:p text:style-name="Standard"><text:s text:c="12"/>print_error("All nameservers failed to answer the NS query for {0}".format(domain))</text:p>
      <text:p text:style-name="Standard"><text:s text:c="12"/>sys.exit(1)</text:p>
      <text:p text:style-name="Standard"/>
      <text:p text:style-name="Standard"><text:s text:c="8"/># Enumerate MX Records</text:p>
      <text:p text:style-name="Standard"><text:s text:c="8"/>try:</text:p>
      <text:p text:style-name="Standard"><text:s text:c="12"/>for mx_rcrd in res.get_mx():</text:p>
      <text:p text:style-name="Standard"><text:s text:c="16"/>print_status("\t {0} {1} {2}".format(mx_rcrd[0], mx_rcrd[1], mx_rcrd[2]))</text:p>
      <text:p text:style-name="Standard"/>
      <text:p text:style-name="Standard"><text:s text:c="16"/># Save dictionary of returned record</text:p>
      <text:p text:style-name="Standard"><text:s text:c="16"/>returned_records.extend([{"type": mx_rcrd[0], "exchange": mx_rcrd[1], 'address': mx_rcrd[2]}])</text:p>
      <text:p text:style-name="Standard"/>
      <text:p text:style-name="Standard"><text:s text:c="16"/>ip_for_whois.append(mx_rcrd[2])</text:p>
      <text:p text:style-name="Standard"/>
      <text:p text:style-name="Standard"><text:s text:c="8"/>except dns.resolver.NoAnswer:</text:p>
      <text:p text:style-name="Standard"><text:s text:c="12"/>print_error("Could not Resolve MX Records for {0}".format(domain))</text:p>
      <text:p text:style-name="Standard"><text:s text:c="8"/>except dns.resolver.NoNameservers:</text:p>
      <text:p text:style-name="Standard"><text:s text:c="12"/>print_error("All nameservers failed to answer the MX query for {0}".format(domain))</text:p>
      <text:p text:style-name="Standard"/>
      <text:p text:style-name="Standard"><text:s text:c="8"/># Enumerate A Record for the targeted Domain</text:p>
      <text:p text:style-name="Standard"><text:s text:c="8"/>for a_rcrd in res.get_ip(domain):</text:p>
      <text:p text:style-name="Standard"><text:s text:c="12"/>print_status("\t {0} {1} {2}".format(a_rcrd[0], a_rcrd[1], a_rcrd[2]))</text:p>
      <text:p text:style-name="Standard"/>
      <text:p text:style-name="Standard"><text:s text:c="12"/># Save dictionary of returned record</text:p>
      <text:p text:style-name="Standard"><text:s text:c="12"/>returned_records.extend([{"type": a_rcrd[0], "name": a_rcrd[1], "address": a_rcrd[2]}])</text:p>
      <text:p text:style-name="Standard"/>
      <text:p text:style-name="Standard"><text:s text:c="12"/>ip_for_whois.append(a_rcrd[2])</text:p>
      <text:p text:style-name="Standard"/>
      <text:p text:style-name="Standard"><text:s text:c="8"/># Enumerate SFP and TXT Records for the target domain</text:p>
      <text:p text:style-name="Standard"><text:s text:c="8"/>text_data = ""</text:p>
      <text:p text:style-name="Standard"><text:s text:c="8"/>spf_text_data = res.get_spf()</text:p>
      <text:p text:style-name="Standard"/>
      <text:p text:style-name="Standard"><text:s text:c="8"/># Save dictionary of returned record</text:p>
      <text:p text:style-name="Standard"><text:s text:c="8"/>if spf_text_data is not None:</text:p>
      <text:p text:style-name="Standard"><text:s text:c="12"/>for s in spf_text_data:</text:p>
      <text:p text:style-name="Standard"><text:s text:c="16"/>print_status("\t {0} {1}".format(s[0], s[1]))</text:p>
      <text:p text:style-name="Standard"><text:s text:c="16"/>text_data = s[1]</text:p>
      <text:p text:style-name="Standard"><text:s text:c="16"/>returned_records.extend([{"type": s[0], "strings": s[1]}])</text:p>
      <text:p text:style-name="Standard"/>
      <text:p text:style-name="Standard"><text:s text:c="8"/>txt_text_data = res.get_txt()</text:p>
      <text:p text:style-name="Standard"/>
      <text:p text:style-name="Standard"><text:s text:c="8"/># Save dictionary of returned record</text:p>
      <text:p text:style-name="Standard"><text:soft-page-break/><text:s text:c="8"/>if txt_text_data is not None:</text:p>
      <text:p text:style-name="Standard"><text:s text:c="12"/>for t in txt_text_data:</text:p>
      <text:p text:style-name="Standard"><text:s text:c="16"/>print_status("\t {0} {1} {2}".format(t[0], t[1], t[2]))</text:p>
      <text:p text:style-name="Standard"><text:s text:c="16"/>text_data += t[2]</text:p>
      <text:p text:style-name="Standard"><text:s text:c="16"/>returned_records.extend([{"type": t[0], "name": t[1], "strings": t[2]}])</text:p>
      <text:p text:style-name="Standard"/>
      <text:p text:style-name="Standard"><text:s text:c="8"/>domainkey_text_data = res.get_txt("_domainkey." + domain)</text:p>
      <text:p text:style-name="Standard"/>
      <text:p text:style-name="Standard"><text:s text:c="8"/># Save dictionary of returned record</text:p>
      <text:p text:style-name="Standard"><text:s text:c="8"/>if domainkey_text_data is not None:</text:p>
      <text:p text:style-name="Standard"><text:s text:c="12"/>for t in domainkey_text_data:</text:p>
      <text:p text:style-name="Standard"><text:s text:c="16"/>print_status("\t {0} {1} {2}".format(t[0], t[1], t[2]))</text:p>
      <text:p text:style-name="Standard"><text:s text:c="16"/>text_data += t[2]</text:p>
      <text:p text:style-name="Standard"><text:s text:c="16"/>returned_records.extend([{"type": t[0], "name": t[1], "strings": t[2]}])</text:p>
      <text:p text:style-name="Standard"/>
      <text:p text:style-name="Standard"><text:s text:c="8"/># Process SPF records if selected</text:p>
      <text:p text:style-name="Standard"><text:s text:c="8"/>if do_spf and len(text_data) &gt; 0:</text:p>
      <text:p text:style-name="Standard"><text:s text:c="12"/>print_status("Expanding IP ranges found in DNS and TXT records for Reverse Look-up")</text:p>
      <text:p text:style-name="Standard"><text:s text:c="12"/>processed_spf_data = process_spf_data(res, text_data)</text:p>
      <text:p text:style-name="Standard"><text:s text:c="12"/>if processed_spf_data is not None:</text:p>
      <text:p text:style-name="Standard"><text:s text:c="16"/>found_spf_ranges.extend(processed_spf_data)</text:p>
      <text:p text:style-name="Standard"><text:s text:c="12"/>if len(found_spf_ranges) &gt; 0:</text:p>
      <text:p text:style-name="Standard"><text:s text:c="16"/>print_status("Performing Reverse Look-up of SPF Ranges")</text:p>
      <text:p text:style-name="Standard"><text:s text:c="16"/>returned_records.extend(brute_reverse(res, unique(found_spf_ranges)))</text:p>
      <text:p text:style-name="Standard"><text:s text:c="12"/>else:</text:p>
      <text:p text:style-name="Standard"><text:s text:c="16"/>print_status("No IP Ranges were found in SPF and TXT Records")</text:p>
      <text:p text:style-name="Standard"/>
      <text:p text:style-name="Standard"><text:s text:c="8"/># Enumerate SRV Records for the targeted Domain</text:p>
      <text:p text:style-name="Standard"><text:s text:c="8"/>print_status("Enumerating SRV Records")</text:p>
      <text:p text:style-name="Standard"><text:s text:c="8"/>srv_rcd = brute_srv(res, domain)</text:p>
      <text:p text:style-name="Standard"><text:s text:c="8"/>if srv_rcd:</text:p>
      <text:p text:style-name="Standard"><text:s text:c="12"/>for r in srv_rcd:</text:p>
      <text:p text:style-name="Standard"><text:s text:c="16"/>ip_for_whois.append(r["address"])</text:p>
      <text:p text:style-name="Standard"><text:s text:c="16"/>returned_records.append(r)</text:p>
      <text:p text:style-name="Standard"/>
      <text:p text:style-name="Standard"><text:s text:c="8"/># Do Google Search enumeration if selected</text:p>
      <text:p text:style-name="Standard"><text:s text:c="8"/>if do_google:</text:p>
      <text:p text:style-name="Standard"><text:s text:c="12"/>print_status("Performing Google Search Enumeration")</text:p>
      <text:p text:style-name="Standard"><text:s text:c="12"/>goo_rcd = se_result_process(res, scrape_google(domain))</text:p>
      <text:p text:style-name="Standard"><text:s text:c="12"/>if goo_rcd:</text:p>
      <text:p text:style-name="Standard"><text:s text:c="16"/>for r in goo_rcd:</text:p>
      <text:p text:style-name="Standard"><text:s text:c="20"/>if "address" in goo_rcd:</text:p>
      <text:p text:style-name="Standard"><text:s text:c="24"/>ip_for_whois.append(r["address"])</text:p>
      <text:p text:style-name="Standard"><text:s text:c="16"/>returned_records.extend(goo_rcd)</text:p>
      <text:p text:style-name="Standard"/>
      <text:p text:style-name="Standard"><text:s text:c="8"/># Do Bing Search enumeration if selected</text:p>
      <text:p text:style-name="Standard"><text:s text:c="8"/>if do_bing:</text:p>
      <text:p text:style-name="Standard"><text:s text:c="12"/>print_status("Performing Bing Search Enumeration")</text:p>
      <text:p text:style-name="Standard"><text:s text:c="12"/>bing_rcd = se_result_process(res, scrape_bing(domain))</text:p>
      <text:p text:style-name="Standard"><text:soft-page-break/><text:s text:c="12"/>if bing_rcd:</text:p>
      <text:p text:style-name="Standard"><text:s text:c="16"/>for r in bing_rcd:</text:p>
      <text:p text:style-name="Standard"><text:s text:c="20"/>if "address" in bing_rcd:</text:p>
      <text:p text:style-name="Standard"><text:s text:c="24"/>ip_for_whois.append(r["address"])</text:p>
      <text:p text:style-name="Standard"><text:s text:c="16"/>returned_records.extend(bing_rcd)</text:p>
      <text:p text:style-name="Standard"/>
      <text:p text:style-name="Standard"><text:s text:c="8"/>if do_crt:</text:p>
      <text:p text:style-name="Standard"><text:s text:c="12"/>print_status("Performing Crt.sh Search Enumeration")</text:p>
      <text:p text:style-name="Standard"><text:s text:c="12"/>crt_rcd = se_result_process(res, scrape_crtsh(domain))</text:p>
      <text:p text:style-name="Standard"><text:s text:c="12"/>for r in crt_rcd:</text:p>
      <text:p text:style-name="Standard"><text:s text:c="16"/>if "address" in crt_rcd:</text:p>
      <text:p text:style-name="Standard"><text:s text:c="20"/>ip_for_whois.append(r["address"])</text:p>
      <text:p text:style-name="Standard"><text:s text:c="12"/>returned_records.extend(crt_rcd)</text:p>
      <text:p text:style-name="Standard"/>
      <text:p text:style-name="Standard"><text:s text:c="8"/>if do_whois:</text:p>
      <text:p text:style-name="Standard"><text:s text:c="12"/>whois_rcd = whois_ips(res, ip_for_whois)</text:p>
      <text:p text:style-name="Standard"><text:s text:c="12"/>if whois_rcd:</text:p>
      <text:p text:style-name="Standard"><text:s text:c="16"/>for r in whois_rcd:</text:p>
      <text:p text:style-name="Standard"><text:s text:c="20"/>returned_records.extend(r)</text:p>
      <text:p text:style-name="Standard"/>
      <text:p text:style-name="Standard"><text:s text:c="8"/>if zw:</text:p>
      <text:p text:style-name="Standard"><text:s text:c="12"/>zone_info = ds_zone_walk(res, domain)</text:p>
      <text:p text:style-name="Standard"><text:s text:c="12"/>if zone_info:</text:p>
      <text:p text:style-name="Standard"><text:s text:c="16"/>returned_records.extend(zone_info)</text:p>
      <text:p text:style-name="Standard"/>
      <text:p text:style-name="Standard"><text:s text:c="8"/>return returned_records</text:p>
      <text:p text:style-name="Standard"/>
      <text:p text:style-name="Standard"><text:s text:c="8"/>#sys.exit(0)</text:p>
      <text:p text:style-name="Standard"/>
      <text:p text:style-name="Standard"/>
      <text:p text:style-name="Standard">def query_ds(res, target, ns, timeout=5.0):</text:p>
      <text:p text:style-name="Standard"><text:s text:c="4"/>"""</text:p>
      <text:p text:style-name="Standard"><text:s text:c="4"/>Function for performing DS Record queries. Returns answer object. Since a</text:p>
      <text:p text:style-name="Standard"><text:s text:c="4"/>timeout will break the DS NSEC chain of a zone walk it will exit if a timeout</text:p>
      <text:p text:style-name="Standard"><text:s text:c="4"/>happens.</text:p>
      <text:p text:style-name="Standard"><text:s text:c="4"/>"""</text:p>
      <text:p text:style-name="Standard"><text:s text:c="4"/>try:</text:p>
      <text:p text:style-name="Standard"><text:s text:c="8"/>query = dns.message.make_query(target, dns.rdatatype.DS, dns.rdataclass.IN)</text:p>
      <text:p text:style-name="Standard"><text:s text:c="8"/>query.flags += dns.flags.CD</text:p>
      <text:p text:style-name="Standard"><text:s text:c="8"/>query.use_edns(edns=True, payload=4096)</text:p>
      <text:p text:style-name="Standard"><text:s text:c="8"/>query.want_dnssec(True)</text:p>
      <text:p text:style-name="Standard"><text:s text:c="8"/>answer = res.query(query, ns, timeout)</text:p>
      <text:p text:style-name="Standard"><text:s text:c="4"/>except dns.exception.Timeout:</text:p>
      <text:p text:style-name="Standard"><text:s text:c="8"/>print_error("A timeout error occurred please make sure you can reach the target DNS Servers")</text:p>
      <text:p text:style-name="Standard"><text:s text:c="8"/>print_error("directly and requests are not being filtered. Increase the timeout from {0} second".format(timeout))</text:p>
      <text:p text:style-name="Standard"><text:s text:c="8"/>print_error("to a higher number with --lifetime &lt;time&gt; option.")</text:p>
      <text:p text:style-name="Standard"><text:s text:c="8"/>sys.exit(1)</text:p>
      <text:p text:style-name="Standard"><text:s text:c="4"/>except:</text:p>
      <text:p text:style-name="Standard"><text:soft-page-break/><text:s text:c="8"/>print("Unexpected error: {0}".format(sys.exc_info()[0]))</text:p>
      <text:p text:style-name="Standard"><text:s text:c="8"/>raise</text:p>
      <text:p text:style-name="Standard"><text:s text:c="4"/>return answer</text:p>
      <text:p text:style-name="Standard"/>
      <text:p text:style-name="Standard"/>
      <text:p text:style-name="Standard">def get_constants(prefix):</text:p>
      <text:p text:style-name="Standard"><text:s text:c="4"/>"""</text:p>
      <text:p text:style-name="Standard"><text:s text:c="4"/>Create a dictionary mapping socket module constants to their names.</text:p>
      <text:p text:style-name="Standard"><text:s text:c="4"/>"""</text:p>
      <text:p text:style-name="Standard"><text:s text:c="4"/>return dict((getattr(socket, n), n)</text:p>
      <text:p text:style-name="Standard"><text:s text:c="16"/>for n in dir(socket)</text:p>
      <text:p text:style-name="Standard"><text:s text:c="16"/>if n.startswith(prefix))</text:p>
      <text:p text:style-name="Standard"/>
      <text:p text:style-name="Standard"/>
      <text:p text:style-name="Standard">def socket_resolv(target):</text:p>
      <text:p text:style-name="Standard"><text:s text:c="4"/>"""</text:p>
      <text:p text:style-name="Standard"><text:s text:c="4"/>Resolve IPv4 and IPv6 .</text:p>
      <text:p text:style-name="Standard"><text:s text:c="4"/>"""</text:p>
      <text:p text:style-name="Standard"><text:s text:c="4"/>found_recs = []</text:p>
      <text:p text:style-name="Standard"><text:s text:c="4"/>families = get_constants("AF_")</text:p>
      <text:p text:style-name="Standard"><text:s text:c="4"/>types = get_constants("SOCK_")</text:p>
      <text:p text:style-name="Standard"><text:s text:c="4"/>try:</text:p>
      <text:p text:style-name="Standard"><text:s text:c="8"/>for response in socket.getaddrinfo(target, 0):</text:p>
      <text:p text:style-name="Standard"><text:s text:c="12"/># Unpack the response tuple</text:p>
      <text:p text:style-name="Standard"><text:s text:c="12"/>family, socktype, proto, canonname, sockaddr = response</text:p>
      <text:p text:style-name="Standard"><text:s text:c="12"/>if families[family] == "AF_INET" and types[socktype] == "SOCK_DGRAM":</text:p>
      <text:p text:style-name="Standard"><text:s text:c="16"/>found_recs.append(["A", target, sockaddr[0]])</text:p>
      <text:p text:style-name="Standard"><text:s text:c="12"/>elif families[family] == "AF_INET6" and types[socktype] == "SOCK_DGRAM":</text:p>
      <text:p text:style-name="Standard"><text:s text:c="16"/>found_recs.append(["AAAA", target, sockaddr[0]])</text:p>
      <text:p text:style-name="Standard"><text:s text:c="4"/>except:</text:p>
      <text:p text:style-name="Standard"><text:s text:c="8"/>return found_recs</text:p>
      <text:p text:style-name="Standard"><text:s text:c="4"/>return found_recs</text:p>
      <text:p text:style-name="Standard"/>
      <text:p text:style-name="Standard"/>
      <text:p text:style-name="Standard">def lookup_next(target, res):</text:p>
      <text:p text:style-name="Standard"><text:s text:c="4"/>"""</text:p>
      <text:p text:style-name="Standard"><text:s text:c="4"/>Try to get the most accurate information for the record found.</text:p>
      <text:p text:style-name="Standard"><text:s text:c="4"/>"""</text:p>
      <text:p text:style-name="Standard"><text:s text:c="4"/>res_sys = DnsHelper(target)</text:p>
      <text:p text:style-name="Standard"><text:s text:c="4"/>returned_records = []</text:p>
      <text:p text:style-name="Standard"/>
      <text:p text:style-name="Standard"><text:s text:c="4"/>if re.search("^_[A-Za-z0-9_-]*._[A-Za-z0-9_-]*.", target, re.I):</text:p>
      <text:p text:style-name="Standard"><text:s text:c="8"/>srv_answer = res.get_srv(target)</text:p>
      <text:p text:style-name="Standard"><text:s text:c="8"/>if len(srv_answer) &gt; 0:</text:p>
      <text:p text:style-name="Standard"><text:s text:c="12"/>for r in srv_answer:</text:p>
      <text:p text:style-name="Standard"><text:s text:c="16"/>print_status("\t {0}".format(" ".join(r)))</text:p>
      <text:p text:style-name="Standard"><text:s text:c="16"/>returned_records.append({"type": r[0],</text:p>
      <text:p text:style-name="Standard"><text:s text:c="41"/>"name": r[1],</text:p>
      <text:p text:style-name="Standard"><text:s text:c="41"/>"target": r[2],</text:p>
      <text:p text:style-name="Standard"><text:soft-page-break/><text:s text:c="41"/>"address": r[3],</text:p>
      <text:p text:style-name="Standard"><text:s text:c="41"/>"port": r[4]})</text:p>
      <text:p text:style-name="Standard"/>
      <text:p text:style-name="Standard"><text:s text:c="4"/>elif re.search("(_autodiscover\\.|_spf\\.|_domainkey\\.)", target, re.I):</text:p>
      <text:p text:style-name="Standard"><text:s text:c="8"/>txt_answer = res.get_txt(target)</text:p>
      <text:p text:style-name="Standard"><text:s text:c="8"/>if len(txt_answer) &gt; 0:</text:p>
      <text:p text:style-name="Standard"><text:s text:c="12"/>for r in txt_answer:</text:p>
      <text:p text:style-name="Standard"><text:s text:c="16"/>print_status("\t {0}".format(" ".join(r)))</text:p>
      <text:p text:style-name="Standard"><text:s text:c="16"/>returned_records.append({'type': r[0],</text:p>
      <text:p text:style-name="Standard"><text:s text:c="41"/>'name': r[1], 'strings': r[2]})</text:p>
      <text:p text:style-name="Standard"><text:s text:c="8"/>else:</text:p>
      <text:p text:style-name="Standard"><text:s text:c="12"/>txt_answer = res.get_txt(target)</text:p>
      <text:p text:style-name="Standard"><text:s text:c="12"/>if len(txt_answer) &gt; 0:</text:p>
      <text:p text:style-name="Standard"><text:s text:c="16"/>for r in txt_answer:</text:p>
      <text:p text:style-name="Standard"><text:s text:c="20"/>print_status("\t {0}".format(" ".join(r)))</text:p>
      <text:p text:style-name="Standard"><text:s text:c="20"/>returned_records.append({'type': r[0],</text:p>
      <text:p text:style-name="Standard"><text:s text:c="45"/>'name': r[1], 'strings': r[2]})</text:p>
      <text:p text:style-name="Standard"><text:s text:c="12"/>else:</text:p>
      <text:p text:style-name="Standard"><text:s text:c="16"/>print_status("\t A {0} no_ip".format(target))</text:p>
      <text:p text:style-name="Standard"><text:s text:c="16"/>returned_records.append({"type": "A", "name": target, "address": "no_ip"})</text:p>
      <text:p text:style-name="Standard"/>
      <text:p text:style-name="Standard"><text:s text:c="4"/>else:</text:p>
      <text:p text:style-name="Standard"><text:s text:c="8"/>a_answer = res.get_ip(target)</text:p>
      <text:p text:style-name="Standard"><text:s text:c="8"/>if len(a_answer) &gt; 0:</text:p>
      <text:p text:style-name="Standard"><text:s text:c="12"/>for r in a_answer:</text:p>
      <text:p text:style-name="Standard"><text:s text:c="16"/>print_status("\t {0} {1} {2}".format(r[0], r[1], r[2]))</text:p>
      <text:p text:style-name="Standard"><text:s text:c="16"/>if r[0] == "CNAME":</text:p>
      <text:p text:style-name="Standard"><text:s text:c="20"/>returned_records.append({"type": r[0], "name": r[1], "target": r[2]})</text:p>
      <text:p text:style-name="Standard"><text:s text:c="16"/>else:</text:p>
      <text:p text:style-name="Standard"><text:s text:c="20"/>returned_records.append({"type": r[0], "name": r[1], "address": r[2]})</text:p>
      <text:p text:style-name="Standard"><text:s text:c="8"/>else:</text:p>
      <text:p text:style-name="Standard"><text:s text:c="12"/>a_answer = socket_resolv(target)</text:p>
      <text:p text:style-name="Standard"><text:s text:c="12"/>if len(a_answer) &gt; 0:</text:p>
      <text:p text:style-name="Standard"><text:s text:c="16"/>for r in a_answer:</text:p>
      <text:p text:style-name="Standard"><text:s text:c="20"/>print_status("\t {0} {1} {2}".format(r[0], r[1], r[2]))</text:p>
      <text:p text:style-name="Standard"><text:s text:c="20"/>returned_records.append({"type": r[0], "name": r[1], "address": r[2]})</text:p>
      <text:p text:style-name="Standard"><text:s text:c="12"/>else:</text:p>
      <text:p text:style-name="Standard"><text:s text:c="16"/>print_status("\t A {0} no_ip".format(target))</text:p>
      <text:p text:style-name="Standard"><text:s text:c="16"/>returned_records.append({"type": "A", "name": target, "address": "no_ip"})</text:p>
      <text:p text:style-name="Standard"/>
      <text:p text:style-name="Standard"><text:s text:c="4"/>return returned_records</text:p>
      <text:p text:style-name="Standard"/>
      <text:p text:style-name="Standard"/>
      <text:p text:style-name="Standard">def get_a_answer(res, target, ns, timeout):</text:p>
      <text:p text:style-name="Standard"><text:s text:c="4"/>query = dns.message.make_query(target, dns.rdatatype.A, dns.rdataclass.IN)</text:p>
      <text:p text:style-name="Standard"><text:s text:c="4"/>query.flags += dns.flags.CD</text:p>
      <text:p text:style-name="Standard"><text:s text:c="4"/>query.use_edns(edns=True, payload=4096)</text:p>
      <text:p text:style-name="Standard"><text:s text:c="4"/>query.want_dnssec(True)</text:p>
      <text:p text:style-name="Standard"><text:s text:c="4"/>answer = res.query(query, ns, timeout)</text:p>
      <text:p text:style-name="Standard"><text:soft-page-break/><text:s text:c="4"/>return answer</text:p>
      <text:p text:style-name="Standard"/>
      <text:p text:style-name="Standard"/>
      <text:p text:style-name="Standard">def get_next(res, target, ns, timeout):</text:p>
      <text:p text:style-name="Standard"><text:s text:c="4"/>next_host = None</text:p>
      <text:p text:style-name="Standard"><text:s text:c="4"/>response = get_a_answer(res, target, ns, timeout)</text:p>
      <text:p text:style-name="Standard"><text:s text:c="4"/>for a in response.authority:</text:p>
      <text:p text:style-name="Standard"><text:s text:c="8"/>if a.rdtype == 47:</text:p>
      <text:p text:style-name="Standard"><text:s text:c="12"/>for r in a:</text:p>
      <text:p text:style-name="Standard"><text:s text:c="16"/>next_host = r.next.to_text()[:-1]</text:p>
      <text:p text:style-name="Standard"><text:s text:c="4"/>return next_host</text:p>
      <text:p text:style-name="Standard"/>
      <text:p text:style-name="Standard"/>
      <text:p text:style-name="Standard">def ds_zone_walk(res, domain):</text:p>
      <text:p text:style-name="Standard"><text:s text:c="4"/>"""</text:p>
      <text:p text:style-name="Standard"><text:s text:c="4"/>Perform DNSSEC Zone Walk using NSEC records found the the error additional</text:p>
      <text:p text:style-name="Standard"><text:s text:c="4"/>records section of the message to find the next host to query int he zone.</text:p>
      <text:p text:style-name="Standard"><text:s text:c="4"/>"""</text:p>
      <text:p text:style-name="Standard"><text:s text:c="4"/>print_status("Performing NSEC Zone Walk for {0}".format(domain))</text:p>
      <text:p text:style-name="Standard"/>
      <text:p text:style-name="Standard"><text:s text:c="4"/>print_status("Getting SOA record for {0}".format(domain))</text:p>
      <text:p text:style-name="Standard"/>
      <text:p text:style-name="Standard"><text:s text:c="4"/>nameserver = ''</text:p>
      <text:p text:style-name="Standard"/>
      <text:p text:style-name="Standard"><text:s text:c="4"/>try:</text:p>
      <text:p text:style-name="Standard"><text:s text:c="8"/>soa_rcd = res.get_soa()[0][2]</text:p>
      <text:p text:style-name="Standard"/>
      <text:p text:style-name="Standard"><text:s text:c="8"/>print_status("Name Server {0} will be used".format(soa_rcd))</text:p>
      <text:p text:style-name="Standard"><text:s text:c="8"/>res = DnsHelper(domain, soa_rcd, 3)</text:p>
      <text:p text:style-name="Standard"><text:s text:c="8"/>nameserver = soa_rcd</text:p>
      <text:p text:style-name="Standard"><text:s text:c="4"/>except:</text:p>
      <text:p text:style-name="Standard"><text:s text:c="8"/>print_error("This zone appears to be miss configured, no SOA record found.")</text:p>
      <text:p text:style-name="Standard"/>
      <text:p text:style-name="Standard"><text:s text:c="4"/>timeout = res._res.timeout</text:p>
      <text:p text:style-name="Standard"/>
      <text:p text:style-name="Standard"><text:s text:c="4"/>records = []</text:p>
      <text:p text:style-name="Standard"/>
      <text:p text:style-name="Standard"><text:s text:c="4"/>transformations = [</text:p>
      <text:p text:style-name="Standard"><text:s text:c="8"/># Send the hostname as-is</text:p>
      <text:p text:style-name="Standard"><text:s text:c="8"/>lambda h, hc, dc: h,</text:p>
      <text:p text:style-name="Standard"/>
      <text:p text:style-name="Standard"><text:s text:c="8"/># Prepend a zero as a subdomain</text:p>
      <text:p text:style-name="Standard"><text:s text:c="8"/>lambda h, hc, dc: "0.{0}".format(h),</text:p>
      <text:p text:style-name="Standard"/>
      <text:p text:style-name="Standard"><text:s text:c="8"/># Append a hyphen to the host portion</text:p>
      <text:p text:style-name="Standard"><text:s text:c="8"/>lambda h, hc, dc: "{0}-.{1}".format(hc, dc) if hc else None,</text:p>
      <text:p text:style-name="Standard"/>
      <text:p text:style-name="Standard"><text:s text:c="8"/># Double the last character of the host portion</text:p>
      <text:p text:style-name="Standard"><text:s text:c="8"/>lambda h, hc, dc: "{0}{1}.{2}".format(hc, hc[-1], dc) if hc else None</text:p>
      <text:p text:style-name="Standard"><text:soft-page-break/><text:s text:c="4"/>]</text:p>
      <text:p text:style-name="Standard"/>
      <text:p text:style-name="Standard"><text:s text:c="4"/>pending = set([domain])</text:p>
      <text:p text:style-name="Standard"><text:s text:c="4"/>finished = set()</text:p>
      <text:p text:style-name="Standard"/>
      <text:p text:style-name="Standard"><text:s text:c="4"/>try:</text:p>
      <text:p text:style-name="Standard"><text:s text:c="8"/>while pending:</text:p>
      <text:p text:style-name="Standard"><text:s text:c="12"/># Get the next pending hostname</text:p>
      <text:p text:style-name="Standard"><text:s text:c="12"/>hostname = pending.pop()</text:p>
      <text:p text:style-name="Standard"><text:s text:c="12"/>finished.add(hostname)</text:p>
      <text:p text:style-name="Standard"/>
      <text:p text:style-name="Standard"><text:s text:c="12"/># Get all the records we can for the hostname</text:p>
      <text:p text:style-name="Standard"><text:s text:c="12"/>records.extend(lookup_next(hostname, res))</text:p>
      <text:p text:style-name="Standard"/>
      <text:p text:style-name="Standard"><text:s text:c="12"/># Arrange the arguments for the transformations</text:p>
      <text:p text:style-name="Standard"><text:s text:c="12"/>fields = re.search("^(^[^.]*)\.(\S+\.\S*)$", hostname)</text:p>
      <text:p text:style-name="Standard"/>
      <text:p text:style-name="Standard"><text:s text:c="12"/>domain_portion = hostname</text:p>
      <text:p text:style-name="Standard"><text:s text:c="12"/>if fields and fields.group(2):</text:p>
      <text:p text:style-name="Standard"><text:s text:c="16"/>domain_portion = fields.group(2)</text:p>
      <text:p text:style-name="Standard"/>
      <text:p text:style-name="Standard"><text:s text:c="12"/>host_portion = ""</text:p>
      <text:p text:style-name="Standard"><text:s text:c="12"/>if fields and fields.group(1):</text:p>
      <text:p text:style-name="Standard"><text:s text:c="16"/>host_portion = fields.group(1)</text:p>
      <text:p text:style-name="Standard"/>
      <text:p text:style-name="Standard"><text:s text:c="12"/>params = [hostname, host_portion, domain_portion]</text:p>
      <text:p text:style-name="Standard"/>
      <text:p text:style-name="Standard"><text:s text:c="12"/>walk_filter = "." + domain_portion</text:p>
      <text:p text:style-name="Standard"><text:s text:c="12"/>walk_filter_offset = len(walk_filter) + 1</text:p>
      <text:p text:style-name="Standard"/>
      <text:p text:style-name="Standard"><text:s text:c="12"/>for transformation in transformations:</text:p>
      <text:p text:style-name="Standard"><text:s text:c="16"/># Apply the transformation</text:p>
      <text:p text:style-name="Standard"><text:s text:c="16"/>target = transformation(*params)</text:p>
      <text:p text:style-name="Standard"><text:s text:c="16"/>if not target:</text:p>
      <text:p text:style-name="Standard"><text:s text:c="20"/>continue</text:p>
      <text:p text:style-name="Standard"/>
      <text:p text:style-name="Standard"><text:s text:c="16"/># Perform a DNS query for the target and process the response</text:p>
      <text:p text:style-name="Standard"><text:s text:c="16"/>if not nameserver:</text:p>
      <text:p text:style-name="Standard"><text:s text:c="20"/>response = get_a_answer(res, target, res._res.nameservers[0], timeout)</text:p>
      <text:p text:style-name="Standard"><text:s text:c="16"/>else:</text:p>
      <text:p text:style-name="Standard"><text:s text:c="20"/>response = get_a_answer(res, target, nameserver, timeout)</text:p>
      <text:p text:style-name="Standard"><text:s text:c="16"/>for a in response.authority:</text:p>
      <text:p text:style-name="Standard"><text:s text:c="20"/>if a.rdtype != 47:</text:p>
      <text:p text:style-name="Standard"><text:s text:c="24"/>continue</text:p>
      <text:p text:style-name="Standard"/>
      <text:p text:style-name="Standard"><text:s text:c="20"/># NSEC records give two results:</text:p>
      <text:p text:style-name="Standard"><text:s text:c="20"/># <text:s text:c="2"/>1) The previous existing hostname that is signed</text:p>
      <text:p text:style-name="Standard"><text:s text:c="20"/># <text:s text:c="2"/>2) The subsequent existing hostname that is signed</text:p>
      <text:p text:style-name="Standard"><text:s text:c="20"/># Add the latter to our list of pending hostnames</text:p>
      <text:p text:style-name="Standard"><text:soft-page-break/><text:s text:c="20"/>for r in a:</text:p>
      <text:p text:style-name="Standard"><text:s text:c="24"/># Avoid walking outside of the target domain. This</text:p>
      <text:p text:style-name="Standard"><text:s text:c="24"/># happens with certain misconfigured domains.</text:p>
      <text:p text:style-name="Standard"><text:s text:c="24"/>if r.next.to_text()[-walk_filter_offset:-1] == walk_filter:</text:p>
      <text:p text:style-name="Standard"><text:s text:c="28"/>pending.add(r.next.to_text()[:-1])</text:p>
      <text:p text:style-name="Standard"/>
      <text:p text:style-name="Standard"><text:s text:c="12"/># Ensure nothing pending has already been queried</text:p>
      <text:p text:style-name="Standard"><text:s text:c="12"/>pending -= finished</text:p>
      <text:p text:style-name="Standard"/>
      <text:p text:style-name="Standard"><text:s text:c="4"/>except (KeyboardInterrupt):</text:p>
      <text:p text:style-name="Standard"><text:s text:c="8"/>print_error("You have pressed Ctrl + C. Saving found records.")</text:p>
      <text:p text:style-name="Standard"/>
      <text:p text:style-name="Standard"><text:s text:c="4"/>except (dns.exception.Timeout):</text:p>
      <text:p text:style-name="Standard"><text:s text:c="8"/>print_error("A timeout error occurred while performing the zone walk please make ")</text:p>
      <text:p text:style-name="Standard"><text:s text:c="8"/>print_error("sure you can reach the target DNS Servers directly and requests")</text:p>
      <text:p text:style-name="Standard"><text:s text:c="8"/>print_error("are not being filtered. Increase the timeout to a higher number")</text:p>
      <text:p text:style-name="Standard"><text:s text:c="8"/>print_error("with --lifetime &lt;time&gt; option.")</text:p>
      <text:p text:style-name="Standard"/>
      <text:p text:style-name="Standard"><text:s text:c="4"/>except (EOFError):</text:p>
      <text:p text:style-name="Standard"><text:s text:c="8"/>print_error("SoA nameserver {} failed to answer the DNSSEC query for {}".format(nameserver, target))</text:p>
      <text:p text:style-name="Standard"/>
      <text:p text:style-name="Standard"><text:s text:c="4"/>except (socket.error):</text:p>
      <text:p text:style-name="Standard"><text:s text:c="8"/>print_error("SoA nameserver {} failed to answer the DNSSEC query for {}".format(nameserver, domain))</text:p>
      <text:p text:style-name="Standard"/>
      <text:p text:style-name="Standard"><text:s text:c="4"/># Give a summary of the walk</text:p>
      <text:p text:style-name="Standard"><text:s text:c="4"/>if len(records) &gt; 0:</text:p>
      <text:p text:style-name="Standard"><text:s text:c="8"/>print_good("{0} records found".format(len(records)))</text:p>
      <text:p text:style-name="Standard"><text:s text:c="4"/>else:</text:p>
      <text:p text:style-name="Standard"><text:s text:c="8"/>print_error("Zone could not be walked")</text:p>
      <text:p text:style-name="Standard"/>
      <text:p text:style-name="Standard"><text:s text:c="4"/>return records</text:p>
      <text:p text:style-name="Standard"/>
      <text:p text:style-name="Standard"/>
      <text:p text:style-name="Standard">def usage():</text:p>
      <text:p text:style-name="Standard"><text:s text:c="4"/>print("Version: {0}".format(__version__))</text:p>
      <text:p text:style-name="Standard"><text:s text:c="4"/>print("Usage: dnsrecon.py &lt;options&gt;\n")</text:p>
      <text:p text:style-name="Standard"><text:s text:c="4"/>print("Options:")</text:p>
      <text:p text:style-name="Standard"><text:s text:c="4"/>print(" <text:s text:c="2"/>-h, --help <text:s text:c="18"/>Show this help message and exit.")</text:p>
      <text:p text:style-name="Standard"><text:s text:c="4"/>print(" <text:s text:c="2"/>-d, --domain <text:s text:c="5"/>&lt;domain&gt; <text:s text:c="2"/>Target domain.")</text:p>
      <text:p text:style-name="Standard"><text:s text:c="4"/>print(" <text:s text:c="2"/>-r, --range <text:s text:c="6"/>&lt;range&gt; <text:s text:c="3"/>IP range for reverse lookup brute force in formats (first-last) or in (range/bitmask).")</text:p>
      <text:p text:style-name="Standard"><text:s text:c="4"/>print(" <text:s text:c="2"/>-n, --name_server &lt;name&gt; <text:s text:c="4"/>Domain server to use. If none is given, the SOA of the target will be used.")</text:p>
      <text:p text:style-name="Standard"><text:s text:c="4"/>print(" <text:s text:c="31"/>Multiple servers can be specified using a comma separated list.")</text:p>
      <text:p text:style-name="Standard"><text:s text:c="4"/>print(" <text:s text:c="2"/>-D, --dictionary <text:s/>&lt;file&gt; <text:s text:c="4"/>Dictionary file of subdomain and hostnames to use for brute force.")</text:p>
      <text:p text:style-name="Standard"><text:soft-page-break/><text:s text:c="4"/>print(" <text:s text:c="2"/>-f <text:s text:c="26"/>Filter out of brute force domain lookup, records that resolve to the wildcard defined")</text:p>
      <text:p text:style-name="Standard"><text:s text:c="4"/>print(" <text:s text:c="31"/>IP address when saving records.")</text:p>
      <text:p text:style-name="Standard"><text:s text:c="4"/>print(" <text:s text:c="2"/>-t, --type <text:s text:c="7"/>&lt;types&gt; <text:s text:c="3"/>Type of enumeration to perform (comma separated):")</text:p>
      <text:p text:style-name="Standard"><text:s text:c="4"/>print(" <text:s text:c="31"/>std <text:s text:c="6"/>SOA, NS, A, AAAA, MX and SRV.")</text:p>
      <text:p text:style-name="Standard"><text:s text:c="4"/>print(" <text:s text:c="31"/>rvl <text:s text:c="6"/>Reverse lookup of a given CIDR or IP range.")</text:p>
      <text:p text:style-name="Standard"><text:s text:c="4"/>print(" <text:s text:c="31"/>brt <text:s text:c="6"/>Brute force domains and hosts using a given dictionary.")</text:p>
      <text:p text:style-name="Standard"><text:s text:c="4"/>print(" <text:s text:c="31"/>srv <text:s text:c="6"/>SRV records.")</text:p>
      <text:p text:style-name="Standard"><text:s text:c="4"/>print(" <text:s text:c="31"/>axfr <text:s text:c="5"/>Test all NS servers for a zone transfer.")</text:p>
      <text:p text:style-name="Standard"><text:s text:c="4"/>print(" <text:s text:c="31"/>goo <text:s text:c="6"/>Perform Google search for subdomains and hosts.")</text:p>
      <text:p text:style-name="Standard"><text:s text:c="4"/>print(" <text:s text:c="31"/>bing <text:s text:c="5"/>Perform Google search for subdomains and hosts.")</text:p>
      <text:p text:style-name="Standard"><text:s text:c="4"/>print(" <text:s text:c="31"/>crt <text:s text:c="6"/>Perform crt.sh search for subdomains and hosts.")</text:p>
      <text:p text:style-name="Standard"><text:s text:c="4"/>print(" <text:s text:c="31"/>snoop <text:s text:c="4"/>Perform cache snooping against all NS servers for a given domain, testing")</text:p>
      <text:p text:style-name="Standard"><text:s text:c="4"/>print(" <text:s text:c="41"/>all with file containing the domains, file given with -D option.")</text:p>
      <text:p text:style-name="Standard"><text:s text:c="4"/>print(" <text:s text:c="31"/>tld <text:s text:c="6"/>Remove the TLD of given domain and test against all TLDs registered in IANA.")</text:p>
      <text:p text:style-name="Standard"><text:s text:c="4"/>print(" <text:s text:c="31"/>zonewalk <text:s/>Perform a DNSSEC zone walk using NSEC records.")</text:p>
      <text:p text:style-name="Standard"><text:s text:c="4"/>print(" <text:s text:c="2"/>-a <text:s text:c="26"/>Perform AXFR with standard enumeration.")</text:p>
      <text:p text:style-name="Standard"><text:s text:c="4"/>print(" <text:s text:c="2"/>-s <text:s text:c="26"/>Perform a reverse lookup of IPv4 ranges in the SPF record with standard enumeration.")</text:p>
      <text:p text:style-name="Standard"><text:s text:c="4"/>print(" <text:s text:c="2"/>-g <text:s text:c="26"/>Perform Google enumeration with standard enumeration.")</text:p>
      <text:p text:style-name="Standard"><text:s text:c="4"/>print(" <text:s text:c="2"/>-b <text:s text:c="26"/>Perform Bing enumeration with standard enumeration.")</text:p>
      <text:p text:style-name="Standard"><text:s text:c="4"/>print(" <text:s text:c="2"/>-k <text:s text:c="26"/>Perform crt.sh enumeration with standard enumeration.")</text:p>
      <text:p text:style-name="Standard"><text:s text:c="4"/>print(" <text:s text:c="2"/>-w <text:s text:c="26"/>Perform deep whois record analysis and reverse lookup of IP ranges found through")</text:p>
      <text:p text:style-name="Standard"><text:s text:c="4"/>print(" <text:s text:c="31"/>Whois when doing a standard enumeration.")</text:p>
      <text:p text:style-name="Standard"><text:s text:c="4"/>print(" <text:s text:c="2"/>-z <text:s text:c="26"/>Performs a DNSSEC zone walk with standard enumeration.")</text:p>
      <text:p text:style-name="Standard"><text:s text:c="4"/>print(" <text:s text:c="2"/>--threads <text:s text:c="8"/>&lt;number&gt; <text:s text:c="2"/>Number of threads to use in reverse lookups, forward lookups, brute force and SRV")</text:p>
      <text:p text:style-name="Standard"><text:s text:c="4"/>print(" <text:s text:c="31"/>record enumeration.")</text:p>
      <text:p text:style-name="Standard"><text:s text:c="4"/>print(" <text:s text:c="2"/>--tcp <text:s text:c="23"/>Force using TCP protocol when making DNS queries.")</text:p>
      <text:p text:style-name="Standard"><text:s text:c="4"/>print(" <text:s text:c="2"/>--lifetime <text:s text:c="7"/>&lt;number&gt; <text:s text:c="2"/>Time to wait for a server to response to a query.")</text:p>
      <text:p text:style-name="Standard"><text:s text:c="4"/>print(" <text:s text:c="2"/>--db <text:s text:c="13"/>&lt;file&gt; <text:s text:c="4"/>SQLite 3 file to save found records.")</text:p>
      <text:p text:style-name="Standard"><text:s text:c="4"/>print(" <text:s text:c="2"/>--xml <text:s text:c="12"/>&lt;file&gt; <text:s text:c="4"/>XML file to save found records.")</text:p>
      <text:p text:style-name="Standard"><text:s text:c="4"/>print(" <text:s text:c="2"/>--iw <text:s text:c="24"/>Continue brute forcing a domain even if a wildcard records are discovered.")</text:p>
      <text:p text:style-name="Standard"><text:s text:c="4"/>print(" <text:s text:c="2"/>--disable_check_recursion <text:s text:c="3"/>Disables check for recursion on name servers.")</text:p>
      <text:p text:style-name="Standard"><text:s text:c="4"/>print(" <text:s text:c="2"/>--disable_check_bindversion <text:s/>Disables check for BIND version on name servers.")</text:p>
      <text:p text:style-name="Standard"><text:s text:c="4"/>print(" <text:s text:c="2"/>-c, --csv <text:s text:c="8"/>&lt;file&gt; <text:s text:c="4"/>Comma separated value file.")</text:p>
      <text:p text:style-name="Standard"><text:s text:c="4"/>print(" <text:s text:c="2"/>-j, --json <text:s text:c="7"/>&lt;file&gt; <text:s text:c="4"/>JSON file.")</text:p>
      <text:p text:style-name="Standard"><text:s text:c="4"/>print(" <text:s text:c="2"/>-v <text:s text:c="26"/>Show attempts in the brute force modes.")</text:p>
      <text:p text:style-name="Standard"/>
      <text:p text:style-name="Standard"/>
      <text:p text:style-name="Standard"/>
      <text:p text:style-name="Standard"># Main</text:p>
      <text:p text:style-name="Standard">#-------------------------------------------------------------------------------</text:p>
      <text:p text:style-name="Standard">def main():</text:p>
      <text:p text:style-name="Standard"><text:s text:c="4"/>#</text:p>
      <text:p text:style-name="Standard"><text:soft-page-break/><text:s text:c="4"/># Option Variables</text:p>
      <text:p text:style-name="Standard"><text:s text:c="4"/>#</text:p>
      <text:p text:style-name="Standard"/>
      <text:p text:style-name="Standard"><text:s text:c="4"/>returned_records = []</text:p>
      <text:p text:style-name="Standard"><text:s text:c="4"/>domain = None</text:p>
      <text:p text:style-name="Standard"><text:s text:c="4"/>ns_server = None</text:p>
      <text:p text:style-name="Standard"><text:s text:c="4"/>output_file = None</text:p>
      <text:p text:style-name="Standard"><text:s text:c="4"/>dict = None</text:p>
      <text:p text:style-name="Standard"><text:s text:c="4"/>type = None</text:p>
      <text:p text:style-name="Standard"><text:s text:c="4"/>xfr = None</text:p>
      <text:p text:style-name="Standard"><text:s text:c="4"/>goo = False</text:p>
      <text:p text:style-name="Standard"><text:s text:c="4"/>bing = False</text:p>
      <text:p text:style-name="Standard"><text:s text:c="4"/>spf_enum = False</text:p>
      <text:p text:style-name="Standard"><text:s text:c="4"/>do_whois = False</text:p>
      <text:p text:style-name="Standard"><text:s text:c="4"/>do_crt = False</text:p>
      <text:p text:style-name="Standard"><text:s text:c="4"/>thread_num = 10</text:p>
      <text:p text:style-name="Standard"><text:s text:c="4"/>request_timeout = 3.0</text:p>
      <text:p text:style-name="Standard"><text:s text:c="4"/>ip_range = None</text:p>
      <text:p text:style-name="Standard"><text:s text:c="4"/>ip_list = []</text:p>
      <text:p text:style-name="Standard"><text:s text:c="4"/>results_db = None</text:p>
      <text:p text:style-name="Standard"><text:s text:c="4"/>zonewalk = False</text:p>
      <text:p text:style-name="Standard"><text:s text:c="4"/>csv_file = None</text:p>
      <text:p text:style-name="Standard"><text:s text:c="4"/>json_file = None</text:p>
      <text:p text:style-name="Standard"><text:s text:c="4"/>wildcard_filter = False</text:p>
      <text:p text:style-name="Standard"><text:s text:c="4"/>verbose = False</text:p>
      <text:p text:style-name="Standard"><text:s text:c="4"/>ignore_wildcardrr = False</text:p>
      <text:p text:style-name="Standard"/>
      <text:p text:style-name="Standard"><text:s text:c="4"/>#</text:p>
      <text:p text:style-name="Standard"><text:s text:c="4"/># Global Vars</text:p>
      <text:p text:style-name="Standard"><text:s text:c="4"/>#</text:p>
      <text:p text:style-name="Standard"/>
      <text:p text:style-name="Standard"><text:s text:c="4"/>global pool</text:p>
      <text:p text:style-name="Standard"/>
      <text:p text:style-name="Standard"><text:s text:c="4"/>#</text:p>
      <text:p text:style-name="Standard"><text:s text:c="4"/># Define options</text:p>
      <text:p text:style-name="Standard"><text:s text:c="4"/>#</text:p>
      <text:p text:style-name="Standard"><text:s text:c="4"/>parser = argparse.ArgumentParser()</text:p>
      <text:p text:style-name="Standard"><text:s text:c="4"/>try:</text:p>
      <text:p text:style-name="Standard"><text:s text:c="8"/>parser.add_argument("-d", "--domain", type=str, dest="domain", help="Target domain.")</text:p>
      <text:p text:style-name="Standard"><text:s text:c="8"/>parser.add_argument("-n", "--name_server",type=str, dest="ns_server", help="Domain server to use. If none is given, <text:s text:c="3"/>the SOA of the target will be used. Multiple servers can be specified using a comma separated list.")</text:p>
      <text:p text:style-name="Standard"><text:s text:c="8"/>parser.add_argument("-r", "--range",type=str, dest="range", help="IP range for reverse lookup brute force in formats <text:s text:c="2"/>(first-last) or in (range/bitmask).")</text:p>
      <text:p text:style-name="Standard"><text:s text:c="8"/>parser.add_argument("-D", "--dictionary",type=str, dest="dictionary", help="Dictionary file of subdomain and hostnames to use for brute force. Filter out of brute force domain lookup, records that resolve to the wildcard defined IP address when saving records.")</text:p>
      <text:p text:style-name="Standard"><text:s text:c="8"/>parser.add_argument("-f", help="Filter out of brute force domain lookup, records that resolve to the wildcard defined IP address when saving records.", action="store_true")</text:p>
      <text:p text:style-name="Standard"><text:soft-page-break/><text:s text:c="8"/>parser.add_argument("-t", "--type", type=str, dest="type", help="Type of enumeration to perform.")</text:p>
      <text:p text:style-name="Standard"><text:s text:c="8"/>parser.add_argument("-a", help="Perform AXFR with standard enumeration.", action="store_true")</text:p>
      <text:p text:style-name="Standard"><text:s text:c="8"/>parser.add_argument("-s", help="Perform a reverse lookup of IPv4 ranges in the SPF record with standard enumeration.", action="store_true")</text:p>
      <text:p text:style-name="Standard"><text:s text:c="8"/>parser.add_argument("-g", help="Perform Google enumeration with standard enumeration.", action="store_true")</text:p>
      <text:p text:style-name="Standard"><text:s text:c="8"/>parser.add_argument("-b", help="Perform Bing enumeration with standard enumeration.", action="store_true")</text:p>
      <text:p text:style-name="Standard"><text:s text:c="8"/>parser.add_argument("-k", help="Perform crt.sh enumeration with standard enumeration.", action="store_true")</text:p>
      <text:p text:style-name="Standard"><text:s text:c="8"/>parser.add_argument("-w", help="Perform deep whois record analysis and reverse lookup of IP ranges found through Whois when doing a standard enumeration.", action="store_true")</text:p>
      <text:p text:style-name="Standard"><text:s text:c="8"/>parser.add_argument("-z", help="Performs a DNSSEC zone walk with standard enumeration.", action="store_true")</text:p>
      <text:p text:style-name="Standard"><text:s text:c="8"/>parser.add_argument("--threads", type=int, dest="threads", help="Number of threads to use in reverse lookups, forward lookups, brute force and SRV record enumeration.")</text:p>
      <text:p text:style-name="Standard"><text:s text:c="8"/>parser.add_argument("--lifetime", type=int, dest="lifetime", help="Time to wait for a server to response to a query.")</text:p>
      <text:p text:style-name="Standard"><text:s text:c="8"/>parser.add_argument("--tcp", dest="tcp", help="Use TCP protocol to make queries.", action="store_true")</text:p>
      <text:p text:style-name="Standard"><text:s text:c="8"/>parser.add_argument("--db", type=str, dest="db", help="SQLite 3 file to save found records.")</text:p>
      <text:p text:style-name="Standard"><text:s text:c="8"/>parser.add_argument("-x", "--xml", type=str, dest="xml", help="XML file to save found records.")</text:p>
      <text:p text:style-name="Standard"><text:s text:c="8"/>parser.add_argument("-c", "--csv", type=str, dest="csv", help="Comma separated value file.")</text:p>
      <text:p text:style-name="Standard"><text:s text:c="8"/>parser.add_argument("-j", "--json", type=str, dest="json", help="JSON file.")</text:p>
      <text:p text:style-name="Standard"><text:s text:c="8"/>parser.add_argument("--iw", help="Continue brute forcing a domain even if a wildcard records are discovered.", action="store_true")</text:p>
      <text:p text:style-name="Standard"><text:s text:c="8"/>parser.add_argument("--disable_check_recursion", help="Disables check for recursion on name servers", action="store_true")</text:p>
      <text:p text:style-name="Standard"><text:s text:c="8"/>parser.add_argument("--disable_check_bindversion", help="Disables check for BIND version on name servers", action="store_true")</text:p>
      <text:p text:style-name="Standard"><text:s text:c="8"/>parser.add_argument("-v", help="Enable verbose", action="store_true")</text:p>
      <text:p text:style-name="Standard"><text:s text:c="8"/>arguments = parser.parse_args()</text:p>
      <text:p text:style-name="Standard"/>
      <text:p text:style-name="Standard"><text:s text:c="4"/>except SystemExit:</text:p>
      <text:p text:style-name="Standard"><text:s text:c="8"/># Handle exit() from passing --help</text:p>
      <text:p text:style-name="Standard"><text:s text:c="8"/>raise</text:p>
      <text:p text:style-name="Standard"><text:s text:c="4"/>except:</text:p>
      <text:p text:style-name="Standard"><text:s text:c="8"/>print_error("Wrong Option Provided!")</text:p>
      <text:p text:style-name="Standard"><text:s text:c="8"/>parser.print_help()</text:p>
      <text:p text:style-name="Standard"><text:s text:c="8"/>sys.exit(1)</text:p>
      <text:p text:style-name="Standard"><text:s text:c="4"/>#</text:p>
      <text:p text:style-name="Standard"><text:s text:c="4"/># Parse options</text:p>
      <text:p text:style-name="Standard"><text:s text:c="4"/>#</text:p>
      <text:p text:style-name="Standard"><text:s text:c="4"/>type = arguments.type</text:p>
      <text:p text:style-name="Standard"><text:s text:c="4"/>domain = arguments.domain</text:p>
      <text:p text:style-name="Standard"/>
      <text:p text:style-name="Standard"><text:s text:c="4"/>if arguments.ns_server:</text:p>
      <text:p text:style-name="Standard"><text:soft-page-break/><text:s text:c="8"/>ns_server = []</text:p>
      <text:p text:style-name="Standard"><text:s text:c="8"/>ns_raw_list = list(set(arguments.ns_server.split(",")))</text:p>
      <text:p text:style-name="Standard"><text:s text:c="8"/>for entry in ns_raw_list:</text:p>
      <text:p text:style-name="Standard"><text:s text:c="12"/>if netaddr.valid_glob(entry):</text:p>
      <text:p text:style-name="Standard"><text:s text:c="16"/>ns_server.append(entry)</text:p>
      <text:p text:style-name="Standard"><text:s text:c="12"/>else:</text:p>
      <text:p text:style-name="Standard"><text:s text:c="16"/>#Resolve in the case if FQDN</text:p>
      <text:p text:style-name="Standard"><text:s text:c="16"/>answer = socket_resolv(entry)</text:p>
      <text:p text:style-name="Standard"><text:s text:c="16"/># Check we actually got a list</text:p>
      <text:p text:style-name="Standard"><text:s text:c="16"/>if len(answer) &gt; 0:</text:p>
      <text:p text:style-name="Standard"><text:s text:c="20"/># We will use the first IP found as the NS</text:p>
      <text:p text:style-name="Standard"><text:s text:c="20"/>ns_server.append(answer[0][2])</text:p>
      <text:p text:style-name="Standard"><text:s text:c="16"/>else:</text:p>
      <text:p text:style-name="Standard"><text:s text:c="20"/># Exit if we cannot resolve it</text:p>
      <text:p text:style-name="Standard"><text:s text:c="20"/>print_error("Could not resolve NS server provided and server doesn't appear to be an IP: {}".format(entry))</text:p>
      <text:p text:style-name="Standard"/>
      <text:p text:style-name="Standard"><text:s text:c="8"/># User specified name servers but none of them validated</text:p>
      <text:p text:style-name="Standard"><text:s text:c="8"/>if len(ns_server) == 0:</text:p>
      <text:p text:style-name="Standard"><text:s text:c="12"/>print_error("Please specify valid name servers.")</text:p>
      <text:p text:style-name="Standard"><text:s text:c="12"/>sys.exit(1)</text:p>
      <text:p text:style-name="Standard"/>
      <text:p text:style-name="Standard"><text:s text:c="4"/>output_file = arguments.xml</text:p>
      <text:p text:style-name="Standard"/>
      <text:p text:style-name="Standard"><text:s text:c="4"/>if arguments.dictionary:</text:p>
      <text:p text:style-name="Standard"><text:s text:c="8"/># print(arguments.dictionary)</text:p>
      <text:p text:style-name="Standard"><text:s text:c="8"/>if os.path.isfile(arguments.dictionary.strip()):</text:p>
      <text:p text:style-name="Standard"><text:s text:c="12"/>dict = arguments.dictionary.strip()</text:p>
      <text:p text:style-name="Standard"><text:s text:c="8"/>else:</text:p>
      <text:p text:style-name="Standard"><text:s text:c="12"/>print_error("File {0} does not exist!".format(arguments.dictionary.strip()))</text:p>
      <text:p text:style-name="Standard"><text:s text:c="12"/>exit(1)</text:p>
      <text:p text:style-name="Standard"/>
      <text:p text:style-name="Standard"><text:s text:c="4"/>if arguments.range:</text:p>
      <text:p text:style-name="Standard"><text:s text:c="8"/>ip_list = process_range(arguments.range)</text:p>
      <text:p text:style-name="Standard"><text:s text:c="8"/>if len(ip_list) &gt; 0:</text:p>
      <text:p text:style-name="Standard"><text:s text:c="12"/>if type is None:</text:p>
      <text:p text:style-name="Standard"><text:s text:c="16"/>type = "rvl"</text:p>
      <text:p text:style-name="Standard"><text:s text:c="12"/>elif not re.search(r"rvl", type):</text:p>
      <text:p text:style-name="Standard"><text:s text:c="16"/>type = "rvl," + type</text:p>
      <text:p text:style-name="Standard"><text:s text:c="8"/>else:</text:p>
      <text:p text:style-name="Standard"><text:s text:c="12"/>print_error("Failed CIDR or Range is Required for type rvl")</text:p>
      <text:p text:style-name="Standard"/>
      <text:p text:style-name="Standard"><text:s text:c="4"/>if arguments.threads:</text:p>
      <text:p text:style-name="Standard"><text:s text:c="8"/>thread_num = int(arguments.threads)</text:p>
      <text:p text:style-name="Standard"/>
      <text:p text:style-name="Standard"><text:s text:c="4"/>if arguments.lifetime:</text:p>
      <text:p text:style-name="Standard"><text:s text:c="8"/>request_timeout = float(arguments.lifetime)</text:p>
      <text:p text:style-name="Standard"/>
      <text:p text:style-name="Standard"><text:s text:c="4"/>results_db = arguments.db</text:p>
      <text:p text:style-name="Standard"><text:soft-page-break/><text:s text:c="4"/>csv_file = arguments.csv</text:p>
      <text:p text:style-name="Standard"><text:s text:c="4"/>json_file = arguments.json</text:p>
      <text:p text:style-name="Standard"><text:s text:c="4"/>verbose = arguments.v</text:p>
      <text:p text:style-name="Standard"><text:s text:c="4"/>ignore_wildcardrr = arguments.iw</text:p>
      <text:p text:style-name="Standard"><text:s text:c="4"/>CONFIG['disable_check_recursion'] = arguments.disable_check_recursion</text:p>
      <text:p text:style-name="Standard"><text:s text:c="4"/>CONFIG['disable_check_bindversion'] = arguments.disable_check_bindversion</text:p>
      <text:p text:style-name="Standard"/>
      <text:p text:style-name="Standard"><text:s text:c="4"/>xfr = arguments.a</text:p>
      <text:p text:style-name="Standard"><text:s text:c="4"/>goo = arguments.g</text:p>
      <text:p text:style-name="Standard"><text:s text:c="4"/>bing = arguments.b</text:p>
      <text:p text:style-name="Standard"><text:s text:c="4"/>do_crt = arguments.k</text:p>
      <text:p text:style-name="Standard"><text:s text:c="4"/>do_whois = arguments.w</text:p>
      <text:p text:style-name="Standard"><text:s text:c="4"/>zonewalk = arguments.z</text:p>
      <text:p text:style-name="Standard"><text:s text:c="4"/>spf_enum = arguments.s</text:p>
      <text:p text:style-name="Standard"><text:s text:c="4"/>wildcard_filter = arguments.f</text:p>
      <text:p text:style-name="Standard"><text:s text:c="4"/>proto = "tcp" if arguments.tcp else "udp"</text:p>
      <text:p text:style-name="Standard"><text:s text:c="4"/># Setting the number of threads to 10</text:p>
      <text:p text:style-name="Standard"><text:s text:c="4"/>pool = ThreadPool(thread_num)</text:p>
      <text:p text:style-name="Standard"/>
      <text:p text:style-name="Standard"><text:s text:c="4"/># Set the resolver</text:p>
      <text:p text:style-name="Standard"><text:s text:c="4"/>res = DnsHelper(domain, ns_server, request_timeout, proto)</text:p>
      <text:p text:style-name="Standard"/>
      <text:p text:style-name="Standard"><text:s text:c="4"/>domain_req = ["axfr", "std", "srv", "tld", "goo", "bing", "crt", "zonewalk"]</text:p>
      <text:p text:style-name="Standard"><text:s text:c="4"/>scan_info = [" ".join(sys.argv), str(datetime.datetime.now())]</text:p>
      <text:p text:style-name="Standard"/>
      <text:p text:style-name="Standard"><text:s text:c="4"/>if type is not None:</text:p>
      <text:p text:style-name="Standard"/>
      <text:p text:style-name="Standard"><text:s text:c="8"/># Check for any illegal enumeration types from the user</text:p>
      <text:p text:style-name="Standard"><text:s text:c="8"/>valid_types = ["axfr","std","rvl","brt","srv","tld","goo","bing","crt","snoop","zonewalk"]</text:p>
      <text:p text:style-name="Standard"><text:s text:c="8"/>incorrect_types = [t for t in type.split(',') if t not in valid_types]</text:p>
      <text:p text:style-name="Standard"><text:s text:c="8"/>if incorrect_types:</text:p>
      <text:p text:style-name="Standard"><text:s text:c="12"/>print_error("This type of scan is not in the list: {0}".format(','.join(incorrect_types)))</text:p>
      <text:p text:style-name="Standard"><text:s text:c="12"/>sys.exit(1)</text:p>
      <text:p text:style-name="Standard"/>
      <text:p text:style-name="Standard"><text:s text:c="8"/>for r in type.split(','):</text:p>
      <text:p text:style-name="Standard"><text:s text:c="12"/>if r in domain_req and domain is None:</text:p>
      <text:p text:style-name="Standard"><text:s text:c="16"/>print_error('No Domain to target specified!')</text:p>
      <text:p text:style-name="Standard"><text:s text:c="16"/>sys.exit(1)</text:p>
      <text:p text:style-name="Standard"/>
      <text:p text:style-name="Standard"><text:s text:c="12"/>try:</text:p>
      <text:p text:style-name="Standard"><text:s text:c="16"/>if r == "axfr":</text:p>
      <text:p text:style-name="Standard"><text:s text:c="20"/>print_status("Testing NS Servers for Zone Transfer")</text:p>
      <text:p text:style-name="Standard"><text:s text:c="20"/>zonercds = res.zone_transfer()</text:p>
      <text:p text:style-name="Standard"><text:s text:c="20"/>if zonercds:</text:p>
      <text:p text:style-name="Standard"><text:s text:c="24"/>returned_records.extend(zonercds)</text:p>
      <text:p text:style-name="Standard"><text:s text:c="20"/>else:</text:p>
      <text:p text:style-name="Standard"><text:s text:c="24"/>print_error("No records were returned in the zone transfer attempt.")</text:p>
      <text:p text:style-name="Standard"/>
      <text:p text:style-name="Standard"><text:s text:c="16"/>elif r == "std":</text:p>
      <text:p text:style-name="Standard"><text:soft-page-break/><text:s text:c="20"/>print_status("Performing General Enumeration of Domain:{0}".format(domain))</text:p>
      <text:p text:style-name="Standard"><text:s text:c="20"/>std_enum_records = general_enum(res, domain, xfr, goo, bing, spf_enum, do_whois, do_crt, zonewalk)</text:p>
      <text:p text:style-name="Standard"/>
      <text:p text:style-name="Standard"><text:s text:c="20"/>if (output_file is not None) or (results_db is not None) or (csv_file is not None) or (json_file is not None):</text:p>
      <text:p text:style-name="Standard"><text:s text:c="24"/>returned_records.extend(std_enum_records)</text:p>
      <text:p text:style-name="Standard"/>
      <text:p text:style-name="Standard"><text:s text:c="16"/>elif r == "rvl":</text:p>
      <text:p text:style-name="Standard"><text:s text:c="20"/>if len(ip_list) &gt; 0:</text:p>
      <text:p text:style-name="Standard"><text:s text:c="24"/>print_status("Reverse Look-up of a Range")</text:p>
      <text:p text:style-name="Standard"><text:s text:c="24"/>rvl_enum_records = brute_reverse(res, ip_list, verbose)</text:p>
      <text:p text:style-name="Standard"/>
      <text:p text:style-name="Standard"><text:s text:c="24"/>if (output_file is not None) or (results_db is not None) or (csv_file is not None) or (json_file is not None):</text:p>
      <text:p text:style-name="Standard"><text:s text:c="28"/>returned_records.extend(rvl_enum_records)</text:p>
      <text:p text:style-name="Standard"><text:s text:c="20"/>else:</text:p>
      <text:p text:style-name="Standard"><text:s text:c="24"/>print_error("Failed CIDR or Range is Required for type rvl")</text:p>
      <text:p text:style-name="Standard"/>
      <text:p text:style-name="Standard"><text:s text:c="16"/>elif r == "brt":</text:p>
      <text:p text:style-name="Standard"><text:s text:c="20"/>if (dict is not None) and (domain is not None):</text:p>
      <text:p text:style-name="Standard"><text:s text:c="24"/>print_status("Performing host and subdomain brute force against {0}".format(domain))</text:p>
      <text:p text:style-name="Standard"><text:s text:c="24"/>brt_enum_records = brute_domain(res, dict, domain, wildcard_filter, verbose, ignore_wildcardrr)</text:p>
      <text:p text:style-name="Standard"/>
      <text:p text:style-name="Standard"><text:s text:c="24"/>if (output_file is not None) or (results_db is not None) or (csv_file is not None) or (json_file is not None):</text:p>
      <text:p text:style-name="Standard"><text:s text:c="28"/>returned_records.extend(brt_enum_records)</text:p>
      <text:p text:style-name="Standard"><text:s text:c="20"/>elif (domain is not None):</text:p>
      <text:p text:style-name="Standard"><text:s text:c="24"/>script_dir = os.path.dirname(os.path.realpath(__file__)) + os.sep</text:p>
      <text:p text:style-name="Standard"><text:s text:c="24"/>print_status("No file was specified with domains to check.")</text:p>
      <text:p text:style-name="Standard"><text:s text:c="24"/>name_list_dic = script_dir + "namelist.txt"</text:p>
      <text:p text:style-name="Standard"><text:s text:c="24"/>if os.path.isfile(name_list_dic):</text:p>
      <text:p text:style-name="Standard"><text:s text:c="28"/>print_status("Using file provided with tool: " + name_list_dic)</text:p>
      <text:p text:style-name="Standard"><text:s text:c="28"/>brt_enum_records = brute_domain(res, name_list_dic, domain, wildcard_filter, verbose, ignore_wildcardrr)</text:p>
      <text:p text:style-name="Standard"><text:s text:c="28"/>if (output_file is not None) or (results_db is not None) or (csv_file is not None) or (json_file is not None):</text:p>
      <text:p text:style-name="Standard"><text:s text:c="32"/>returned_records.extend(brt_enum_records)</text:p>
      <text:p text:style-name="Standard"><text:s text:c="24"/>else:</text:p>
      <text:p text:style-name="Standard"><text:s text:c="28"/>print_error("File {0} does not exist!".format(name_list_dic))</text:p>
      <text:p text:style-name="Standard"><text:s text:c="28"/>exit(1)</text:p>
      <text:p text:style-name="Standard"><text:s text:c="20"/>else:</text:p>
      <text:p text:style-name="Standard"><text:s text:c="24"/>print_error('Could not execute a brute force enumeration. A domain was not given.')</text:p>
      <text:p text:style-name="Standard"><text:s text:c="24"/>sys.exit(1)</text:p>
      <text:p text:style-name="Standard"/>
      <text:p text:style-name="Standard"><text:s text:c="16"/>elif r == "srv":</text:p>
      <text:p text:style-name="Standard"><text:s text:c="20"/>print_status("Enumerating Common SRV Records against {0}".format(domain))</text:p>
      <text:p text:style-name="Standard"><text:s text:c="20"/>srv_enum_records = brute_srv(res, domain, verbose)</text:p>
      <text:p text:style-name="Standard"><text:soft-page-break/></text:p>
      <text:p text:style-name="Standard"><text:s text:c="20"/>if (output_file is not None) or (results_db is not None) or (csv_file is not None) or (json_file is not None):</text:p>
      <text:p text:style-name="Standard"><text:s text:c="24"/>returned_records.extend(srv_enum_records)</text:p>
      <text:p text:style-name="Standard"/>
      <text:p text:style-name="Standard"><text:s text:c="16"/>elif r == "tld":</text:p>
      <text:p text:style-name="Standard"><text:s text:c="20"/>print_status("Performing TLD Brute force Enumeration against {0}".format(domain))</text:p>
      <text:p text:style-name="Standard"><text:s text:c="20"/>tld_enum_records = brute_tlds(res, domain, verbose)</text:p>
      <text:p text:style-name="Standard"><text:s text:c="20"/>if (output_file is not None) or (results_db is not None) or (csv_file is not None) or (json_file is not None):</text:p>
      <text:p text:style-name="Standard"><text:s text:c="24"/>returned_records.extend(tld_enum_records)</text:p>
      <text:p text:style-name="Standard"/>
      <text:p text:style-name="Standard"><text:s text:c="16"/>elif r == "goo":</text:p>
      <text:p text:style-name="Standard"><text:s text:c="20"/>print_status("Performing Google Search Enumeration against {0}".format(domain))</text:p>
      <text:p text:style-name="Standard"><text:s text:c="20"/>goo_enum_records = se_result_process(res, scrape_google(domain))</text:p>
      <text:p text:style-name="Standard"><text:s text:c="20"/>if (output_file is not None) or (results_db is not None) or (csv_file is not None) or (json_file is not None):</text:p>
      <text:p text:style-name="Standard"><text:s text:c="24"/>returned_records.extend(goo_enum_records)</text:p>
      <text:p text:style-name="Standard"/>
      <text:p text:style-name="Standard"><text:s text:c="16"/>elif r == "bing":</text:p>
      <text:p text:style-name="Standard"><text:s text:c="20"/>print_status("Performing Bing Search Enumeration against {0}".format(domain))</text:p>
      <text:p text:style-name="Standard"><text:s text:c="20"/>bing_enum_records = se_result_process(res, scrape_bing(domain))</text:p>
      <text:p text:style-name="Standard"><text:s text:c="20"/>if (output_file is not None) or (results_db is not None) or (csv_file is not None) or (json_file is not None):</text:p>
      <text:p text:style-name="Standard"><text:s text:c="24"/>returned_records.extend(bing_enum_records)</text:p>
      <text:p text:style-name="Standard"/>
      <text:p text:style-name="Standard"><text:s text:c="16"/>elif r == "crt":</text:p>
      <text:p text:style-name="Standard"><text:s text:c="20"/>print_status("Performing Crt.sh Search Enumeration against {0}".format(domain))</text:p>
      <text:p text:style-name="Standard"><text:s text:c="20"/>crt_enum_records = se_result_process(res, scrape_crtsh(domain))</text:p>
      <text:p text:style-name="Standard"><text:s text:c="20"/>if (output_file is not None) or (results_db is not None) or (csv_file is not None) or (json_file is not None):</text:p>
      <text:p text:style-name="Standard"><text:s text:c="24"/>returned_records.extend(crt_enum_records)</text:p>
      <text:p text:style-name="Standard"/>
      <text:p text:style-name="Standard"><text:s text:c="16"/>elif r == "snoop":</text:p>
      <text:p text:style-name="Standard"><text:s text:c="20"/>if (dict is not None) and (ns_server is not None):</text:p>
      <text:p text:style-name="Standard"><text:s text:c="24"/>print_status("Performing Cache Snooping against NS Server: {0}".format(ns_server))</text:p>
      <text:p text:style-name="Standard"><text:s text:c="24"/>cache_enum_records = in_cache(res, dict, ns_server)</text:p>
      <text:p text:style-name="Standard"><text:s text:c="24"/>if (output_file is not None) or (results_db is not None) or (csv_file is not None) or (json_file is not None):</text:p>
      <text:p text:style-name="Standard"><text:s text:c="28"/>returned_records.extend(cache_enum_records)</text:p>
      <text:p text:style-name="Standard"/>
      <text:p text:style-name="Standard"><text:s text:c="20"/>else:</text:p>
      <text:p text:style-name="Standard"><text:s text:c="24"/>print_error('No Domain or Name Server to target specified!')</text:p>
      <text:p text:style-name="Standard"><text:s text:c="24"/>sys.exit(1)</text:p>
      <text:p text:style-name="Standard"/>
      <text:p text:style-name="Standard"><text:s text:c="16"/>elif r == "zonewalk":</text:p>
      <text:p text:style-name="Standard"><text:s text:c="20"/>if (output_file is not None) or (results_db is not None) or (csv_file is not None) or (json_file is not None):</text:p>
      <text:p text:style-name="Standard"><text:s text:c="24"/>returned_records.extend(ds_zone_walk(res, domain))</text:p>
      <text:p text:style-name="Standard"><text:soft-page-break/><text:s text:c="20"/>else:</text:p>
      <text:p text:style-name="Standard"><text:s text:c="24"/>ds_zone_walk(res, domain)</text:p>
      <text:p text:style-name="Standard"/>
      <text:p text:style-name="Standard"><text:s text:c="16"/>else:</text:p>
      <text:p text:style-name="Standard"><text:s text:c="20"/>print_error("This type of scan is not in the list: {0}".format(r))</text:p>
      <text:p text:style-name="Standard"/>
      <text:p text:style-name="Standard"><text:s text:c="12"/>except dns.resolver.NXDOMAIN:</text:p>
      <text:p text:style-name="Standard"><text:s text:c="16"/>print_error("Could not resolve domain: {0}".format(domain))</text:p>
      <text:p text:style-name="Standard"><text:s text:c="16"/>sys.exit(1)</text:p>
      <text:p text:style-name="Standard"/>
      <text:p text:style-name="Standard"><text:s text:c="12"/>except dns.exception.Timeout:</text:p>
      <text:p text:style-name="Standard"><text:s text:c="16"/>print_error("A timeout error occurred please make sure you can reach the target DNS Servers")</text:p>
      <text:p text:style-name="Standard"><text:s text:c="16"/>print_error("directly and requests are not being filtered. Increase the timeout from {0} second".format(</text:p>
      <text:p text:style-name="Standard"><text:s text:c="20"/>request_timeout))</text:p>
      <text:p text:style-name="Standard"><text:s text:c="16"/>print_error("to a higher number with --lifetime &lt;time&gt; option.")</text:p>
      <text:p text:style-name="Standard"><text:s text:c="16"/>sys.exit(1)</text:p>
      <text:p text:style-name="Standard"/>
      <text:p text:style-name="Standard"><text:s text:c="8"/># if an output xml file is specified it will write returned results.</text:p>
      <text:p text:style-name="Standard"><text:s text:c="8"/>if (output_file is not None):</text:p>
      <text:p text:style-name="Standard"><text:s text:c="12"/>print_status("Saving records to XML file: {0}".format(output_file))</text:p>
      <text:p text:style-name="Standard"><text:s text:c="12"/>xml_enum_doc = dns_record_from_dict(returned_records, scan_info, domain)</text:p>
      <text:p text:style-name="Standard"><text:s text:c="12"/>write_to_file(xml_enum_doc, output_file)</text:p>
      <text:p text:style-name="Standard"/>
      <text:p text:style-name="Standard"><text:s text:c="8"/># if an output db file is specified it will write returned results.</text:p>
      <text:p text:style-name="Standard"><text:s text:c="8"/>if (results_db is not None):</text:p>
      <text:p text:style-name="Standard"><text:s text:c="12"/>print_status("Saving records to SQLite3 file: {0}".format(results_db))</text:p>
      <text:p text:style-name="Standard"><text:s text:c="12"/>create_db(results_db)</text:p>
      <text:p text:style-name="Standard"><text:s text:c="12"/>write_db(results_db, returned_records)</text:p>
      <text:p text:style-name="Standard"/>
      <text:p text:style-name="Standard"><text:s text:c="8"/># if an output csv file is specified it will write returned results.</text:p>
      <text:p text:style-name="Standard"><text:s text:c="8"/>if (csv_file is not None):</text:p>
      <text:p text:style-name="Standard"><text:s text:c="12"/>print_status("Saving records to CSV file: {0}".format(csv_file))</text:p>
      <text:p text:style-name="Standard"><text:s text:c="12"/>write_to_file(make_csv(returned_records), csv_file)</text:p>
      <text:p text:style-name="Standard"/>
      <text:p text:style-name="Standard"><text:s text:c="8"/># if an output json file is specified it will write returned results.</text:p>
      <text:p text:style-name="Standard"><text:s text:c="8"/>if (json_file is not None):</text:p>
      <text:p text:style-name="Standard"><text:s text:c="12"/>print_status("Saving records to JSON file: {0}".format(json_file))</text:p>
      <text:p text:style-name="Standard"><text:s text:c="12"/>write_json(json_file, returned_records, scan_info)</text:p>
      <text:p text:style-name="Standard"/>
      <text:p text:style-name="Standard"><text:s text:c="8"/>sys.exit(0)</text:p>
      <text:p text:style-name="Standard"/>
      <text:p text:style-name="Standard"><text:s text:c="4"/>elif domain is not None:</text:p>
      <text:p text:style-name="Standard"><text:s text:c="8"/>try:</text:p>
      <text:p text:style-name="Standard"><text:s text:c="12"/>print_status("Performing General Enumeration of Domain: {0}".format(domain))</text:p>
      <text:p text:style-name="Standard"><text:s text:c="12"/>std_enum_records = general_enum(res, domain, xfr, goo, bing, spf_enum, do_whois, do_crt, zonewalk)</text:p>
      <text:p text:style-name="Standard"/>
      <text:p text:style-name="Standard"><text:soft-page-break/><text:s text:c="12"/>returned_records.extend(std_enum_records)</text:p>
      <text:p text:style-name="Standard"/>
      <text:p text:style-name="Standard"><text:s text:c="12"/># if an output xml file is specified it will write returned results.</text:p>
      <text:p text:style-name="Standard"><text:s text:c="12"/>if (output_file is not None):</text:p>
      <text:p text:style-name="Standard"><text:s text:c="16"/>print_status("Saving records to XML file: {0}".format(output_file))</text:p>
      <text:p text:style-name="Standard"><text:s text:c="16"/>xml_enum_doc = dns_record_from_dict(returned_records, scan_info, domain)</text:p>
      <text:p text:style-name="Standard"><text:s text:c="16"/>write_to_file(xml_enum_doc, output_file)</text:p>
      <text:p text:style-name="Standard"/>
      <text:p text:style-name="Standard"><text:s text:c="12"/># if an output db file is specified it will write returned results.</text:p>
      <text:p text:style-name="Standard"><text:s text:c="12"/>if (results_db is not None):</text:p>
      <text:p text:style-name="Standard"><text:s text:c="16"/>print_status("Saving records to SQLite3 file: {0}".format(results_db))</text:p>
      <text:p text:style-name="Standard"><text:s text:c="16"/>create_db(results_db)</text:p>
      <text:p text:style-name="Standard"><text:s text:c="16"/>write_db(results_db, returned_records)</text:p>
      <text:p text:style-name="Standard"/>
      <text:p text:style-name="Standard"><text:s text:c="12"/># if an output csv file is specified it will write returned results.</text:p>
      <text:p text:style-name="Standard"><text:s text:c="12"/>if (csv_file is not None):</text:p>
      <text:p text:style-name="Standard"><text:s text:c="16"/>print_status("Saving records to CSV file: {0}".format(csv_file))</text:p>
      <text:p text:style-name="Standard"><text:s text:c="16"/>write_to_file(make_csv(returned_records), csv_file)</text:p>
      <text:p text:style-name="Standard"/>
      <text:p text:style-name="Standard"><text:s text:c="16"/># if an output json file is specified it will write returned results.</text:p>
      <text:p text:style-name="Standard"><text:s text:c="12"/>if (json_file is not None):</text:p>
      <text:p text:style-name="Standard"><text:s text:c="16"/>print_status("Saving records to JSON file: {0}".format(json_file))</text:p>
      <text:p text:style-name="Standard"><text:s text:c="16"/>write_json(json_file, returned_records, scan_info)</text:p>
      <text:p text:style-name="Standard"/>
      <text:p text:style-name="Standard"><text:s text:c="12"/>sys.exit(0)</text:p>
      <text:p text:style-name="Standard"><text:s text:c="8"/>except dns.resolver.NXDOMAIN:</text:p>
      <text:p text:style-name="Standard"><text:s text:c="12"/>print_error("Could not resolve domain: {0}".format(domain))</text:p>
      <text:p text:style-name="Standard"><text:s text:c="12"/>sys.exit(1)</text:p>
      <text:p text:style-name="Standard"/>
      <text:p text:style-name="Standard"><text:s text:c="8"/>except dns.exception.Timeout:</text:p>
      <text:p text:style-name="Standard"><text:s text:c="12"/>print_error("A timeout error occurred please make sure you can reach the target DNS Servers")</text:p>
      <text:p text:style-name="Standard"><text:s text:c="12"/>print_error("directly and requests are not being filtered. Increase the timeout")</text:p>
      <text:p text:style-name="Standard"><text:s text:c="12"/>print_error("to a higher number with --lifetime &lt;time&gt; option.")</text:p>
      <text:p text:style-name="Standard"><text:s text:c="12"/>sys.exit(1)</text:p>
      <text:p text:style-name="Standard"><text:s text:c="4"/>else:</text:p>
      <text:p text:style-name="Standard"><text:s text:c="8"/>usage()</text:p>
      <text:p text:style-name="Standard"><text:s text:c="8"/>sys.exit(1)</text:p>
      <text:p text:style-name="Standard"/>
      <text:p text:style-name="Standard"/>
      <text:p text:style-name="Standard">if __name__ == "__main__":</text:p>
      <text:p text:style-name="Standard"><text:s text:c="4"/>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03:39:49.345497565</meta:creation-date>
    <dc:date>2019-04-16T03:44:11.187496372</dc:date>
    <meta:editing-duration>PT4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7" meta:paragraph-count="1407" meta:word-count="6827" meta:character-count="68803" meta:non-whitespace-character-count="48354"/>
  </office:meta>
</office:document-meta>
</file>